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styles.xml" manifest:media-type="text/xml"/>
  <manifest:file-entry manifest:full-path="Object 3/content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40" style:parent-style-name="Normal" style:family="paragraph">
      <style:paragraph-properties fo:text-align="center"/>
      <style:text-properties fo:font-size="14pt" style:font-size-asian="14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47" style:parent-style-name="Normal" style:family="paragraph">
      <style:paragraph-properties fo:text-align="center"/>
      <style:text-properties fo:font-size="14pt" style:font-size-asian="14pt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54" style:parent-style-name="Normal" style:family="paragraph">
      <style:paragraph-properties fo:text-align="center"/>
      <style:text-properties fo:font-size="14pt" style:font-size-asian="14pt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61" style:parent-style-name="Normal" style:family="paragraph">
      <style:paragraph-properties fo:text-align="center"/>
      <style:text-properties fo:font-size="14pt" style:font-size-asian="14pt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68" style:parent-style-name="Normal" style:family="paragraph">
      <style:paragraph-properties fo:text-align="center"/>
      <style:text-properties fo:font-size="14pt" style:font-size-asian="14pt"/>
    </style:style>
    <style:style style:name="TableRow69" style:family="table-row">
      <style:table-row-properties style:row-height="0.5541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75" style:parent-style-name="Normal" style:family="paragraph">
      <style:paragraph-properties fo:text-align="center"/>
      <style:text-properties fo:font-size="14pt" style:font-size-asian="14pt"/>
    </style:style>
    <style:style style:name="TableRow76" style:family="table-row">
      <style:table-row-properties style:row-height="0.5493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83" style:parent-style-name="Normal" style:family="paragraph">
      <style:paragraph-properties fo:text-align="center"/>
      <style:text-properties fo:font-size="14pt" style:font-size-asian="14pt"/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Normal" style:family="paragraph">
      <style:paragraph-properties>
        <style:tab-stops>
          <style:tab-stop style:type="left" style:position="1.4791in"/>
        </style:tab-stops>
      </style:paragraph-properties>
    </style:style>
    <style:style style:name="P98" style:parent-style-name="Normal" style:family="paragraph">
      <style:text-properties fo:hyphenate="true"/>
    </style:style>
    <style:style style:name="P99" style:parent-style-name="Normal" style:family="paragraph">
      <style:paragraph-properties fo:break-before="page"/>
      <style:text-properties fo:hyphenate="true"/>
    </style:style>
    <style:style style:name="P100" style:parent-style-name="Párrafodelista" style:family="paragraph">
      <style:text-properties fo:hyphenate="true"/>
    </style:style>
    <style:style style:name="P101" style:parent-style-name="Párrafodelista" style:family="paragraph">
      <style:text-properties fo:hyphenate="true"/>
    </style:style>
    <style:style style:name="P102" style:parent-style-name="Párrafodelista" style:family="paragraph">
      <style:text-properties fo:hyphenate="true"/>
    </style:style>
    <style:style style:name="P103" style:parent-style-name="Párrafodelista" style:family="paragraph">
      <style:text-properties fo:hyphenate="true"/>
    </style:style>
    <style:style style:name="P104" style:parent-style-name="Párrafodelista" style:family="paragraph">
      <style:text-properties fo:hyphenate="true"/>
    </style:style>
    <style:style style:name="P105" style:parent-style-name="Párrafodelista" style:family="paragraph">
      <style:text-properties fo:hyphenate="true"/>
    </style:style>
    <style:style style:name="P106" style:parent-style-name="Párrafodelista" style:family="paragraph">
      <style:text-properties fo:hyphenate="true"/>
    </style:style>
    <style:style style:name="P107" style:parent-style-name="Párrafodelista" style:family="paragraph">
      <style:text-properties fo:hyphenate="true"/>
    </style:style>
    <style:style style:name="P108" style:parent-style-name="Párrafodelista" style:family="paragraph">
      <style:paragraph-properties fo:margin-left="0.0986in">
        <style:tab-stops/>
      </style:paragraph-properties>
      <style:text-properties fo:hyphenate="true"/>
    </style:style>
    <style:style style:name="T1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0" style:parent-style-name="Normal" style:family="paragraph">
      <style:paragraph-properties fo:text-align="center" style:vertical-align="auto" fo:margin-bottom="0.1111in" fo:line-height="90%"/>
    </style:style>
    <style:style style:name="T111" style:parent-style-name="Fuentedepárrafopredeter." style:family="text">
      <style:text-properties style:font-name="Calibri" style:font-name-asian="Calibri" style:font-name-complex="Calibri" fo:color="#000000" fo:font-size="20pt" style:font-size-asian="20pt" style:font-size-complex="20pt" fo:language="es" fo:country="MX"/>
    </style:style>
    <style:style style:name="P112" style:parent-style-name="Normal" style:family="paragraph">
      <style:paragraph-properties fo:text-align="center" style:vertical-align="auto" fo:margin-bottom="0.0416in" fo:line-height="90%"/>
    </style:style>
    <style:style style:name="T113" style:parent-style-name="Fuentedepárrafopredeter." style:family="text">
      <style:text-properties style:font-name="Calibri" style:font-name-asian="Calibri" style:font-name-complex="Calibri" fo:color="#000000" fo:font-size="7.5pt" style:font-size-asian="7.5pt" style:font-size-complex="7.5pt" fo:language="es" fo:country="MX"/>
    </style:style>
    <style:style style:name="P114" style:parent-style-name="Normal" style:family="paragraph">
      <style:paragraph-properties fo:text-align="center" style:vertical-align="auto" fo:margin-bottom="0.0416in" fo:line-height="90%"/>
    </style:style>
    <style:style style:name="T115" style:parent-style-name="Fuentedepárrafopredeter." style:family="text">
      <style:text-properties style:font-name="Calibri" style:font-name-asian="Calibri" style:font-name-complex="Calibri" fo:color="#000000" fo:font-size="7.5pt" style:font-size-asian="7.5pt" style:font-size-complex="7.5pt" fo:language="es" fo:country="MX"/>
    </style:style>
    <style:style style:name="P116" style:parent-style-name="Normal" style:family="paragraph">
      <style:paragraph-properties fo:text-align="center" style:vertical-align="auto" fo:margin-bottom="0.0416in" fo:line-height="90%"/>
    </style:style>
    <style:style style:name="T117" style:parent-style-name="Fuentedepárrafopredeter." style:family="text">
      <style:text-properties style:font-name="Calibri" style:font-name-asian="Calibri" style:font-name-complex="Calibri" fo:color="#000000" fo:font-size="7.5pt" style:font-size-asian="7.5pt" style:font-size-complex="7.5pt" fo:language="es" fo:country="MX"/>
    </style:style>
    <style:style style:name="T118" style:parent-style-name="Fuentedepárrafopredeter." style:family="text">
      <style:text-properties style:font-name="Calibri" style:font-name-asian="Calibri" style:font-name-complex="Calibri" fo:color="#000000" fo:font-size="7.5pt" style:font-size-asian="7.5pt" style:font-size-complex="7.5pt" fo:language="es" fo:country="MX"/>
    </style:style>
    <style:style style:name="P119" style:parent-style-name="Normal" style:family="paragraph">
      <style:paragraph-properties fo:text-align="center" style:vertical-align="auto" fo:margin-bottom="0.0694in" fo:line-height="90%"/>
    </style:style>
    <style:style style:name="P120" style:parent-style-name="Normal" style:family="paragraph">
      <style:paragraph-properties fo:text-align="center" style:vertical-align="auto" fo:margin-bottom="0.0694in" fo:line-height="90%"/>
    </style:style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5" style:parent-style-name="Normal" style:family="paragraph">
      <style:text-properties fo:hyphenate="true"/>
    </style:style>
    <style:style style:name="T1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7" style:parent-style-name="Fuentedepárrafopredeter." style:family="text">
      <style:text-properties fo:font-size="8pt" style:font-size-asian="8pt"/>
    </style:style>
    <style:style style:name="T128" style:parent-style-name="Fuentedepárrafopredeter." style:family="text">
      <style:text-properties style:font-name="Times New Roman" style:font-name-complex="Times New Roman" fo:font-size="8pt" style:font-size-asian="8pt"/>
    </style:style>
    <style:style style:name="T129" style:parent-style-name="Fuentedepárrafopredeter." style:family="text">
      <style:text-properties fo:font-size="8pt" style:font-size-asian="8pt"/>
    </style:style>
    <style:style style:name="T1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1" style:parent-style-name="Normal" style:family="paragraph">
      <style:paragraph-properties fo:text-align="center" style:vertical-align="auto" fo:margin-bottom="0.0694in" fo:line-height="90%"/>
    </style:style>
    <style:style style:name="T132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 fo:language="es" fo:country="MX"/>
    </style:style>
    <style:style style:name="P133" style:parent-style-name="Normal" style:family="paragraph">
      <style:paragraph-properties fo:text-align="center" style:vertical-align="auto" fo:margin-bottom="0.0416in" fo:line-height="90%"/>
    </style:style>
    <style:style style:name="T134" style:parent-style-name="Fuentedepárrafopredeter." style:family="text">
      <style:text-properties style:font-name="Calibri" style:font-name-asian="Calibri" style:font-name-complex="Calibri" fo:color="#000000" fo:font-size="6.5pt" style:font-size-asian="6.5pt" style:font-size-complex="6.5pt" fo:language="es" fo:country="MX"/>
    </style:style>
    <style:style style:name="P135" style:parent-style-name="Normal" style:family="paragraph">
      <style:paragraph-properties fo:text-align="center" style:vertical-align="auto" fo:margin-bottom="0.0416in" fo:line-height="90%"/>
    </style:style>
    <style:style style:name="T136" style:parent-style-name="Fuentedepárrafopredeter." style:family="text">
      <style:text-properties style:font-name="Calibri" style:font-name-asian="Calibri" style:font-name-complex="Calibri" fo:color="#000000" fo:font-size="6.5pt" style:font-size-asian="6.5pt" style:font-size-complex="6.5pt" fo:language="es" fo:country="MX"/>
    </style:style>
    <style:style style:name="P137" style:parent-style-name="Normal" style:family="paragraph">
      <style:paragraph-properties fo:text-align="center" style:vertical-align="auto" fo:margin-bottom="0.0555in" fo:line-height="90%"/>
    </style:style>
    <style:style style:name="P138" style:parent-style-name="Normal" style:family="paragraph">
      <style:paragraph-properties fo:text-align="center" style:vertical-align="auto" fo:margin-bottom="0.0555in" fo:line-height="90%"/>
    </style:style>
    <style:style style:name="T1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40" style:parent-style-name="Fuentedepárrafopredeter." style:family="text">
      <style:text-properties fo:font-size="8pt" style:font-size-asian="8pt"/>
    </style:style>
    <style:style style:name="T141" style:parent-style-name="Fuentedepárrafopredeter." style:family="text">
      <style:text-properties style:font-name="Times New Roman" style:font-name-complex="Times New Roman" fo:font-size="8pt" style:font-size-asian="8pt"/>
    </style:style>
    <style:style style:name="T142" style:parent-style-name="Fuentedepárrafopredeter." style:family="text">
      <style:text-properties fo:font-size="8pt" style:font-size-asian="8pt"/>
    </style:style>
    <style:style style:name="T14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44" style:parent-style-name="Fuentedepárrafopredeter." style:family="text">
      <style:text-properties fo:font-size="8pt" style:font-size-asian="8pt"/>
    </style:style>
    <style:style style:name="T145" style:parent-style-name="Fuentedepárrafopredeter." style:family="text">
      <style:text-properties style:font-name="Times New Roman" style:font-name-complex="Times New Roman" fo:font-size="8pt" style:font-size-asian="8pt"/>
    </style:style>
    <style:style style:name="T146" style:parent-style-name="Fuentedepárrafopredeter." style:family="text">
      <style:text-properties fo:font-size="8pt" style:font-size-asian="8pt"/>
    </style:style>
    <style:style style:name="T14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fo:font-size="8pt" style:font-size-asian="8pt"/>
    </style:style>
    <style:style style:name="T149" style:parent-style-name="Fuentedepárrafopredeter." style:family="text">
      <style:text-properties style:font-name="Times New Roman" style:font-name-complex="Times New Roman" fo:font-size="8pt" style:font-size-asian="8pt"/>
    </style:style>
    <style:style style:name="T150" style:parent-style-name="Fuentedepárrafopredeter." style:family="text">
      <style:text-properties fo:font-size="8pt" style:font-size-asian="8pt"/>
    </style:style>
    <style:style style:name="T15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5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5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5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55" style:parent-style-name="Fuentedepárrafopredeter." style:family="text">
      <style:text-properties fo:font-size="13pt" style:font-size-asian="13pt"/>
    </style:style>
    <style:style style:name="P156" style:parent-style-name="Normal" style:family="paragraph">
      <style:text-properties fo:font-size="9pt" style:font-size-asian="9pt"/>
    </style:style>
    <style:style style:name="T15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8" style:parent-style-name="Normal" style:family="paragraph">
      <style:paragraph-properties fo:text-align="center"/>
    </style:style>
    <style:style style:name="T15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1" style:parent-style-name="Fuentedepárrafopredeter." style:family="text">
      <style:text-properties fo:font-size="13pt" style:font-size-asian="13pt"/>
    </style:style>
    <style:style style:name="T162" style:parent-style-name="Fuentedepárrafopredeter." style:family="text">
      <style:text-properties style:font-name="Times New Roman" style:font-name-complex="Times New Roman" fo:font-size="14pt" style:font-size-asian="14pt"/>
    </style:style>
    <style:style style:name="T163" style:parent-style-name="Fuentedepárrafopredeter." style:family="text">
      <style:text-properties fo:font-size="13pt" style:font-size-asian="13pt"/>
    </style:style>
    <style:style style:name="T16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65" style:parent-style-name="Normal" style:family="paragraph">
      <style:paragraph-properties fo:text-align="center"/>
    </style:style>
    <style:style style:name="T16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7" style:parent-style-name="Fuentedepárrafopredeter." style:family="text">
      <style:text-properties fo:font-size="13pt" style:font-size-asian="13pt"/>
    </style:style>
    <style:style style:name="P168" style:parent-style-name="Normal" style:family="paragraph">
      <style:text-properties fo:font-size="9pt" style:font-size-asian="9pt"/>
    </style:style>
    <style:style style:name="T16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70" style:parent-style-name="Normal" style:family="paragraph">
      <style:paragraph-properties fo:text-align="center"/>
    </style:style>
    <style:style style:name="T17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7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73" style:parent-style-name="Fuentedepárrafopredeter." style:family="text">
      <style:text-properties fo:font-size="13pt" style:font-size-asian="13pt"/>
    </style:style>
    <style:style style:name="T174" style:parent-style-name="Fuentedepárrafopredeter." style:family="text">
      <style:text-properties style:font-name="Times New Roman" style:font-name-complex="Times New Roman" fo:font-size="14pt" style:font-size-asian="14pt"/>
    </style:style>
    <style:style style:name="T175" style:parent-style-name="Fuentedepárrafopredeter." style:family="text">
      <style:text-properties fo:font-size="13pt" style:font-size-asian="13pt"/>
    </style:style>
    <style:style style:name="T17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77" style:parent-style-name="Normal" style:family="paragraph">
      <style:paragraph-properties fo:text-align="center"/>
    </style:style>
    <style:style style:name="T17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79" style:parent-style-name="Fuentedepárrafopredeter." style:family="text">
      <style:text-properties fo:font-size="8pt" style:font-size-asian="8pt"/>
    </style:style>
    <style:style style:name="T180" style:parent-style-name="Fuentedepárrafopredeter." style:family="text">
      <style:text-properties style:font-name="Times New Roman" style:font-name-complex="Times New Roman" fo:font-size="8pt" style:font-size-asian="8pt"/>
    </style:style>
    <style:style style:name="T181" style:parent-style-name="Fuentedepárrafopredeter." style:family="text">
      <style:text-properties fo:font-size="8pt" style:font-size-asian="8pt"/>
    </style:style>
    <style:style style:name="T18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83" style:parent-style-name="Fuentedepárrafopredeter." style:family="text">
      <style:text-properties fo:font-size="13pt" style:font-size-asian="13pt"/>
    </style:style>
    <style:style style:name="P184" style:parent-style-name="Normal" style:family="paragraph">
      <style:text-properties fo:font-size="9pt" style:font-size-asian="9pt"/>
    </style:style>
    <style:style style:name="T18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86" style:parent-style-name="Normal" style:family="paragraph">
      <style:paragraph-properties fo:text-align="center"/>
    </style:style>
    <style:style style:name="T18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8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89" style:parent-style-name="Normal" style:family="paragraph">
      <style:paragraph-properties fo:text-align="center"/>
    </style:style>
    <style:style style:name="T19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1" style:parent-style-name="Fuentedepárrafopredeter." style:family="text">
      <style:text-properties fo:font-size="13pt" style:font-size-asian="13pt"/>
    </style:style>
    <style:style style:name="P192" style:parent-style-name="Normal" style:family="paragraph">
      <style:text-properties fo:font-size="9pt" style:font-size-asian="9pt"/>
    </style:style>
    <style:style style:name="T19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94" style:parent-style-name="Normal" style:family="paragraph">
      <style:paragraph-properties fo:text-align="center"/>
    </style:style>
    <style:style style:name="T19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6" style:parent-style-name="Fuentedepárrafopredeter." style:family="text">
      <style:text-properties fo:font-size="13pt" style:font-size-asian="13pt"/>
    </style:style>
    <style:style style:name="T197" style:parent-style-name="Fuentedepárrafopredeter." style:family="text">
      <style:text-properties style:font-name="Times New Roman" style:font-name-complex="Times New Roman" fo:font-size="14pt" style:font-size-asian="14pt"/>
    </style:style>
    <style:style style:name="T198" style:parent-style-name="Fuentedepárrafopredeter." style:family="text">
      <style:text-properties fo:font-size="13pt" style:font-size-asian="13pt"/>
    </style:style>
    <style:style style:name="T19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00" style:parent-style-name="Normal" style:family="paragraph">
      <style:paragraph-properties fo:text-align="center"/>
    </style:style>
    <style:style style:name="T20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6" style:parent-style-name="Fuentedepárrafopredeter." style:family="text">
      <style:text-properties fo:font-size="8pt" style:font-size-asian="8pt"/>
    </style:style>
    <style:style style:name="T207" style:parent-style-name="Fuentedepárrafopredeter." style:family="text">
      <style:text-properties style:font-name="Times New Roman" style:font-name-complex="Times New Roman" fo:font-size="8pt" style:font-size-asian="8pt"/>
    </style:style>
    <style:style style:name="T208" style:parent-style-name="Fuentedepárrafopredeter." style:family="text">
      <style:text-properties fo:font-size="8pt" style:font-size-asian="8pt"/>
    </style:style>
    <style:style style:name="T2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0" style:parent-style-name="Fuentedepárrafopredeter." style:family="text">
      <style:text-properties fo:font-size="13pt" style:font-size-asian="13pt"/>
    </style:style>
    <style:style style:name="P211" style:parent-style-name="Normal" style:family="paragraph">
      <style:text-properties fo:font-size="9pt" style:font-size-asian="9pt"/>
    </style:style>
    <style:style style:name="T2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13" style:parent-style-name="Normal" style:family="paragraph">
      <style:paragraph-properties fo:text-align="center"/>
    </style:style>
    <style:style style:name="T21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6" style:parent-style-name="Fuentedepárrafopredeter." style:family="text">
      <style:text-properties fo:font-size="13pt" style:font-size-asian="13pt"/>
    </style:style>
    <style:style style:name="T217" style:parent-style-name="Fuentedepárrafopredeter." style:family="text">
      <style:text-properties style:font-name="Times New Roman" style:font-name-complex="Times New Roman" fo:font-size="14pt" style:font-size-asian="14pt"/>
    </style:style>
    <style:style style:name="T218" style:parent-style-name="Fuentedepárrafopredeter." style:family="text">
      <style:text-properties fo:font-size="13pt" style:font-size-asian="13pt"/>
    </style:style>
    <style:style style:name="T21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20" style:parent-style-name="Normal" style:family="paragraph">
      <style:paragraph-properties fo:text-align="center"/>
    </style:style>
    <style:style style:name="T2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22" style:parent-style-name="Fuentedepárrafopredeter." style:family="text">
      <style:text-properties fo:font-size="8pt" style:font-size-asian="8pt"/>
    </style:style>
    <style:style style:name="T223" style:parent-style-name="Fuentedepárrafopredeter." style:family="text">
      <style:text-properties style:font-name="Times New Roman" style:font-name-complex="Times New Roman" fo:font-size="8pt" style:font-size-asian="8pt"/>
    </style:style>
    <style:style style:name="T224" style:parent-style-name="Fuentedepárrafopredeter." style:family="text">
      <style:text-properties fo:font-size="8pt" style:font-size-asian="8pt"/>
    </style:style>
    <style:style style:name="T2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26" style:parent-style-name="Fuentedepárrafopredeter." style:family="text">
      <style:text-properties fo:font-size="13pt" style:font-size-asian="13pt"/>
    </style:style>
    <style:style style:name="P227" style:parent-style-name="Normal" style:family="paragraph">
      <style:text-properties fo:font-size="9pt" style:font-size-asian="9pt"/>
    </style:style>
    <style:style style:name="T2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29" style:parent-style-name="Normal" style:family="paragraph">
      <style:paragraph-properties fo:text-align="center"/>
    </style:style>
    <style:style style:name="T2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2" style:parent-style-name="Fuentedepárrafopredeter." style:family="text">
      <style:text-properties fo:font-size="13pt" style:font-size-asian="13pt"/>
    </style:style>
    <style:style style:name="T233" style:parent-style-name="Fuentedepárrafopredeter." style:family="text">
      <style:text-properties style:font-name="Times New Roman" style:font-name-complex="Times New Roman" fo:font-size="14pt" style:font-size-asian="14pt"/>
    </style:style>
    <style:style style:name="T234" style:parent-style-name="Fuentedepárrafopredeter." style:family="text">
      <style:text-properties fo:font-size="13pt" style:font-size-asian="13pt"/>
    </style:style>
    <style:style style:name="T23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6" style:parent-style-name="Fuentedepárrafopredeter." style:family="text">
      <style:text-properties fo:font-size="13pt" style:font-size-asian="13pt"/>
    </style:style>
    <style:style style:name="T237" style:parent-style-name="Fuentedepárrafopredeter." style:family="text">
      <style:text-properties style:font-name="Times New Roman" style:font-name-complex="Times New Roman" fo:font-size="14pt" style:font-size-asian="14pt"/>
    </style:style>
    <style:style style:name="T238" style:parent-style-name="Fuentedepárrafopredeter." style:family="text">
      <style:text-properties fo:font-size="13pt" style:font-size-asian="13pt"/>
    </style:style>
    <style:style style:name="T2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4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41" style:parent-style-name="Normal" style:family="paragraph">
      <style:paragraph-properties fo:text-align="center"/>
    </style:style>
    <style:style style:name="T24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43" style:parent-style-name="Fuentedepárrafopredeter." style:family="text">
      <style:text-properties fo:font-size="8pt" style:font-size-asian="8pt"/>
    </style:style>
    <style:style style:name="T244" style:parent-style-name="Fuentedepárrafopredeter." style:family="text">
      <style:text-properties style:font-name="Times New Roman" style:font-name-complex="Times New Roman" fo:font-size="8pt" style:font-size-asian="8pt"/>
    </style:style>
    <style:style style:name="T245" style:parent-style-name="Fuentedepárrafopredeter." style:family="text">
      <style:text-properties fo:font-size="8pt" style:font-size-asian="8pt"/>
    </style:style>
    <style:style style:name="T24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47" style:parent-style-name="Fuentedepárrafopredeter." style:family="text">
      <style:text-properties fo:font-size="8pt" style:font-size-asian="8pt"/>
    </style:style>
    <style:style style:name="T248" style:parent-style-name="Fuentedepárrafopredeter." style:family="text">
      <style:text-properties style:font-name="Times New Roman" style:font-name-complex="Times New Roman" fo:font-size="8pt" style:font-size-asian="8pt"/>
    </style:style>
    <style:style style:name="T249" style:parent-style-name="Fuentedepárrafopredeter." style:family="text">
      <style:text-properties fo:font-size="8pt" style:font-size-asian="8pt"/>
    </style:style>
    <style:style style:name="T25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51" style:parent-style-name="Fuentedepárrafopredeter." style:family="text">
      <style:text-properties fo:font-size="8pt" style:font-size-asian="8pt"/>
    </style:style>
    <style:style style:name="T252" style:parent-style-name="Fuentedepárrafopredeter." style:family="text">
      <style:text-properties style:font-name="Times New Roman" style:font-name-complex="Times New Roman" fo:font-size="8pt" style:font-size-asian="8pt"/>
    </style:style>
    <style:style style:name="T253" style:parent-style-name="Fuentedepárrafopredeter." style:family="text">
      <style:text-properties fo:font-size="8pt" style:font-size-asian="8pt"/>
    </style:style>
    <style:style style:name="T25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55" style:parent-style-name="Fuentedepárrafopredeter." style:family="text">
      <style:text-properties fo:font-size="8pt" style:font-size-asian="8pt"/>
    </style:style>
    <style:style style:name="T256" style:parent-style-name="Fuentedepárrafopredeter." style:family="text">
      <style:text-properties style:font-name="Times New Roman" style:font-name-complex="Times New Roman" fo:font-size="8pt" style:font-size-asian="8pt"/>
    </style:style>
    <style:style style:name="T257" style:parent-style-name="Fuentedepárrafopredeter." style:family="text">
      <style:text-properties fo:font-size="8pt" style:font-size-asian="8pt"/>
    </style:style>
    <style:style style:name="T25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59" style:parent-style-name="Fuentedepárrafopredeter." style:family="text">
      <style:text-properties fo:font-size="8pt" style:font-size-asian="8pt"/>
    </style:style>
    <style:style style:name="T260" style:parent-style-name="Fuentedepárrafopredeter." style:family="text">
      <style:text-properties style:font-name="Times New Roman" style:font-name-complex="Times New Roman" fo:font-size="8pt" style:font-size-asian="8pt"/>
    </style:style>
    <style:style style:name="T261" style:parent-style-name="Fuentedepárrafopredeter." style:family="text">
      <style:text-properties fo:font-size="8pt" style:font-size-asian="8pt"/>
    </style:style>
    <style:style style:name="P262" style:parent-style-name="Párrafodelista" style:family="paragraph">
      <style:paragraph-properties fo:break-before="page"/>
      <style:text-properties fo:hyphenate="true"/>
    </style:style>
    <style:style style:name="P263" style:parent-style-name="Normal" style:family="paragraph">
      <style:text-properties fo:hyphenate="true"/>
    </style:style>
    <style:style style:name="T26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65" style:parent-style-name="Normal" style:family="paragraph">
      <style:text-properties style:font-name="Consolas" style:font-name-complex="Consolas"/>
    </style:style>
    <style:style style:name="P266" style:parent-style-name="Normal" style:family="paragraph">
      <style:text-properties style:font-name="Consolas" style:font-name-complex="Consolas"/>
    </style:style>
    <style:style style:name="P267" style:parent-style-name="Normal" style:family="paragraph">
      <style:text-properties style:font-name="Consolas" style:font-name-complex="Consolas"/>
    </style:style>
    <style:style style:name="P268" style:parent-style-name="Normal" style:family="paragraph">
      <style:text-properties style:font-name="Consolas" style:font-name-complex="Consolas"/>
    </style:style>
    <style:style style:name="P269" style:parent-style-name="Normal" style:family="paragraph">
      <style:text-properties style:font-name="Consolas" style:font-name-complex="Consolas"/>
    </style:style>
    <style:style style:name="P270" style:parent-style-name="Normal" style:family="paragraph">
      <style:text-properties style:font-name="Consolas" style:font-name-complex="Consolas"/>
    </style:style>
    <style:style style:name="P271" style:parent-style-name="Normal" style:family="paragraph">
      <style:text-properties style:font-name="Consolas" style:font-name-complex="Consolas"/>
    </style:style>
    <style:style style:name="P272" style:parent-style-name="Normal" style:family="paragraph">
      <style:text-properties style:font-name="Consolas" style:font-name-complex="Consolas"/>
    </style:style>
    <style:style style:name="P273" style:parent-style-name="Normal" style:family="paragraph">
      <style:text-properties style:font-name="Consolas" style:font-name-complex="Consolas"/>
    </style:style>
    <style:style style:name="P274" style:parent-style-name="Normal" style:family="paragraph">
      <style:text-properties style:font-name="Consolas" style:font-name-complex="Consolas"/>
    </style:style>
    <style:style style:name="P275" style:parent-style-name="Normal" style:family="paragraph">
      <style:text-properties style:font-name="Consolas" style:font-name-complex="Consolas"/>
    </style:style>
    <style:style style:name="P276" style:parent-style-name="Normal" style:family="paragraph">
      <style:text-properties style:font-name="Consolas" style:font-name-complex="Consolas"/>
    </style:style>
    <style:style style:name="P277" style:parent-style-name="Normal" style:family="paragraph">
      <style:text-properties style:font-name="Consolas" style:font-name-complex="Consolas"/>
    </style:style>
    <style:style style:name="P278" style:parent-style-name="Normal" style:family="paragraph">
      <style:text-properties style:font-name="Consolas" style:font-name-complex="Consolas"/>
    </style:style>
    <style:style style:name="P279" style:parent-style-name="Normal" style:family="paragraph">
      <style:text-properties style:font-name="Consolas" style:font-name-complex="Consolas"/>
    </style:style>
    <style:style style:name="P280" style:parent-style-name="Normal" style:family="paragraph">
      <style:text-properties style:font-name="Consolas" style:font-name-complex="Consolas"/>
    </style:style>
    <style:style style:name="P281" style:parent-style-name="Normal" style:family="paragraph">
      <style:text-properties style:font-name="Consolas" style:font-name-complex="Consolas"/>
    </style:style>
    <style:style style:name="P282" style:parent-style-name="Normal" style:family="paragraph">
      <style:text-properties style:font-name="Consolas" style:font-name-complex="Consolas"/>
    </style:style>
    <style:style style:name="P283" style:parent-style-name="Normal" style:family="paragraph">
      <style:text-properties style:font-name="Consolas" style:font-name-complex="Consolas"/>
    </style:style>
    <style:style style:name="P284" style:parent-style-name="Normal" style:family="paragraph">
      <style:text-properties style:font-name="Consolas" style:font-name-complex="Consolas"/>
    </style:style>
    <style:style style:name="P285" style:parent-style-name="Normal" style:family="paragraph">
      <style:text-properties style:font-name="Consolas" style:font-name-complex="Consolas"/>
    </style:style>
    <style:style style:name="P286" style:parent-style-name="Normal" style:family="paragraph">
      <style:text-properties style:font-name="Consolas" style:font-name-complex="Consolas"/>
    </style:style>
    <style:style style:name="P287" style:parent-style-name="Normal" style:family="paragraph">
      <style:text-properties style:font-name="Consolas" style:font-name-complex="Consolas"/>
    </style:style>
    <style:style style:name="P288" style:parent-style-name="Normal" style:family="paragraph">
      <style:text-properties style:font-name="Consolas" style:font-name-complex="Consolas"/>
    </style:style>
    <style:style style:name="P289" style:parent-style-name="Normal" style:family="paragraph">
      <style:text-properties style:font-name="Consolas" style:font-name-complex="Consolas"/>
    </style:style>
    <style:style style:name="P290" style:parent-style-name="Normal" style:family="paragraph">
      <style:text-properties style:font-name="Consolas" style:font-name-complex="Consolas"/>
    </style:style>
    <style:style style:name="P291" style:parent-style-name="Normal" style:family="paragraph">
      <style:text-properties style:font-name="Consolas" style:font-name-complex="Consolas"/>
    </style:style>
    <style:style style:name="P292" style:parent-style-name="Normal" style:family="paragraph">
      <style:text-properties style:font-name="Consolas" style:font-name-complex="Consolas"/>
    </style:style>
    <style:style style:name="P293" style:parent-style-name="Normal" style:family="paragraph">
      <style:text-properties style:font-name="Consolas" style:font-name-complex="Consolas"/>
    </style:style>
    <style:style style:name="P294" style:parent-style-name="Normal" style:family="paragraph">
      <style:text-properties style:font-name="Consolas" style:font-name-complex="Consolas"/>
    </style:style>
    <style:style style:name="P295" style:parent-style-name="Normal" style:family="paragraph">
      <style:text-properties style:font-name="Consolas" style:font-name-complex="Consolas"/>
    </style:style>
    <style:style style:name="P296" style:parent-style-name="Normal" style:family="paragraph">
      <style:text-properties style:font-name="Consolas" style:font-name-complex="Consolas"/>
    </style:style>
    <style:style style:name="P297" style:parent-style-name="Normal" style:family="paragraph">
      <style:text-properties style:font-name="Consolas" style:font-name-complex="Consolas"/>
    </style:style>
    <style:style style:name="P298" style:parent-style-name="Normal" style:family="paragraph">
      <style:text-properties style:font-name="Consolas" style:font-name-complex="Consolas"/>
    </style:style>
    <style:style style:name="P299" style:parent-style-name="Normal" style:family="paragraph">
      <style:text-properties style:font-name="Consolas" style:font-name-complex="Consolas"/>
    </style:style>
    <style:style style:name="P300" style:parent-style-name="Normal" style:family="paragraph">
      <style:text-properties style:font-name="Consolas" style:font-name-complex="Consolas"/>
    </style:style>
    <style:style style:name="P301" style:parent-style-name="Normal" style:family="paragraph">
      <style:text-properties style:font-name="Consolas" style:font-name-complex="Consolas"/>
    </style:style>
    <style:style style:name="P302" style:parent-style-name="Normal" style:family="paragraph">
      <style:text-properties style:font-name="Consolas" style:font-name-complex="Consolas"/>
    </style:style>
    <style:style style:name="P303" style:parent-style-name="Normal" style:family="paragraph">
      <style:text-properties style:font-name="Consolas" style:font-name-complex="Consolas"/>
    </style:style>
    <style:style style:name="P304" style:parent-style-name="Normal" style:family="paragraph">
      <style:text-properties style:font-name="Consolas" style:font-name-complex="Consolas"/>
    </style:style>
    <style:style style:name="P305" style:parent-style-name="Normal" style:family="paragraph">
      <style:text-properties style:font-name="Consolas" style:font-name-complex="Consolas"/>
    </style:style>
    <style:style style:name="P306" style:parent-style-name="Normal" style:family="paragraph">
      <style:text-properties style:font-name="Consolas" style:font-name-complex="Consolas"/>
    </style:style>
    <style:style style:name="P307" style:parent-style-name="Párrafodelista" style:family="paragraph">
      <style:paragraph-properties fo:break-before="page"/>
    </style:style>
    <style:style style:name="T3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9" style:parent-style-name="Normal" style:family="paragraph">
      <style:text-properties style:font-name="Consolas" style:font-name-complex="Consolas"/>
    </style:style>
    <style:style style:name="P310" style:parent-style-name="Normal" style:family="paragraph">
      <style:text-properties style:font-name="Consolas" style:font-name-complex="Consolas"/>
    </style:style>
    <style:style style:name="P311" style:parent-style-name="Normal" style:family="paragraph">
      <style:text-properties style:font-name="Consolas" style:font-name-complex="Consolas"/>
    </style:style>
    <style:style style:name="P312" style:parent-style-name="Normal" style:family="paragraph">
      <style:text-properties style:font-name="Consolas" style:font-name-complex="Consolas"/>
    </style:style>
    <style:style style:name="P313" style:parent-style-name="Normal" style:family="paragraph">
      <style:text-properties style:font-name="Consolas" style:font-name-complex="Consolas"/>
    </style:style>
    <style:style style:name="P314" style:parent-style-name="Normal" style:family="paragraph">
      <style:text-properties style:font-name="Consolas" style:font-name-complex="Consolas"/>
    </style:style>
    <style:style style:name="P315" style:parent-style-name="Normal" style:family="paragraph">
      <style:text-properties style:font-name="Consolas" style:font-name-complex="Consolas"/>
    </style:style>
    <style:style style:name="P316" style:parent-style-name="Normal" style:family="paragraph">
      <style:text-properties style:font-name="Consolas" style:font-name-complex="Consolas"/>
    </style:style>
    <style:style style:name="P317" style:parent-style-name="Normal" style:family="paragraph">
      <style:text-properties style:font-name="Consolas" style:font-name-complex="Consolas"/>
    </style:style>
    <style:style style:name="P318" style:parent-style-name="Normal" style:family="paragraph">
      <style:text-properties style:font-name="Consolas" style:font-name-complex="Consolas"/>
    </style:style>
    <style:style style:name="P319" style:parent-style-name="Normal" style:family="paragraph">
      <style:text-properties style:font-name="Consolas" style:font-name-complex="Consolas"/>
    </style:style>
    <style:style style:name="P320" style:parent-style-name="Normal" style:family="paragraph">
      <style:text-properties style:font-name="Consolas" style:font-name-complex="Consolas"/>
    </style:style>
    <style:style style:name="P321" style:parent-style-name="Normal" style:family="paragraph">
      <style:text-properties style:font-name="Consolas" style:font-name-complex="Consolas"/>
    </style:style>
    <style:style style:name="P322" style:parent-style-name="Normal" style:family="paragraph">
      <style:text-properties style:font-name="Consolas" style:font-name-complex="Consolas"/>
    </style:style>
    <style:style style:name="P323" style:parent-style-name="Normal" style:family="paragraph">
      <style:text-properties style:font-name="Consolas" style:font-name-complex="Consolas"/>
    </style:style>
    <style:style style:name="P324" style:parent-style-name="Normal" style:family="paragraph">
      <style:text-properties style:font-name="Consolas" style:font-name-complex="Consolas"/>
    </style:style>
    <style:style style:name="P325" style:parent-style-name="Normal" style:family="paragraph">
      <style:text-properties style:font-name="Consolas" style:font-name-complex="Consolas"/>
    </style:style>
    <style:style style:name="P326" style:parent-style-name="Normal" style:family="paragraph">
      <style:text-properties style:font-name="Consolas" style:font-name-complex="Consolas"/>
    </style:style>
    <style:style style:name="P327" style:parent-style-name="Normal" style:family="paragraph">
      <style:text-properties style:font-name="Consolas" style:font-name-complex="Consolas"/>
    </style:style>
    <style:style style:name="P328" style:parent-style-name="Normal" style:family="paragraph">
      <style:text-properties style:font-name="Consolas" style:font-name-complex="Consolas"/>
    </style:style>
    <style:style style:name="P329" style:parent-style-name="Normal" style:family="paragraph">
      <style:text-properties style:font-name="Consolas" style:font-name-complex="Consolas"/>
    </style:style>
    <style:style style:name="P330" style:parent-style-name="Normal" style:family="paragraph">
      <style:text-properties style:font-name="Consolas" style:font-name-complex="Consolas"/>
    </style:style>
    <style:style style:name="P331" style:parent-style-name="Normal" style:family="paragraph">
      <style:text-properties style:font-name="Consolas" style:font-name-complex="Consolas"/>
    </style:style>
    <style:style style:name="P332" style:parent-style-name="Normal" style:family="paragraph">
      <style:text-properties style:font-name="Consolas" style:font-name-complex="Consolas"/>
    </style:style>
    <style:style style:name="P333" style:parent-style-name="Normal" style:family="paragraph">
      <style:text-properties style:font-name="Consolas" style:font-name-complex="Consolas"/>
    </style:style>
    <style:style style:name="P334" style:parent-style-name="Normal" style:family="paragraph">
      <style:text-properties style:font-name="Consolas" style:font-name-complex="Consolas"/>
    </style:style>
    <style:style style:name="P335" style:parent-style-name="Normal" style:family="paragraph">
      <style:text-properties style:font-name="Consolas" style:font-name-complex="Consolas"/>
    </style:style>
    <style:style style:name="P336" style:parent-style-name="Normal" style:family="paragraph">
      <style:text-properties style:font-name="Consolas" style:font-name-complex="Consolas"/>
    </style:style>
    <style:style style:name="P337" style:parent-style-name="Normal" style:family="paragraph">
      <style:text-properties style:font-name="Consolas" style:font-name-complex="Consolas"/>
    </style:style>
    <style:style style:name="P338" style:parent-style-name="Normal" style:family="paragraph">
      <style:text-properties style:font-name="Consolas" style:font-name-complex="Consolas"/>
    </style:style>
    <style:style style:name="P339" style:parent-style-name="Normal" style:family="paragraph">
      <style:text-properties style:font-name="Consolas" style:font-name-complex="Consolas"/>
    </style:style>
    <style:style style:name="P340" style:parent-style-name="Normal" style:family="paragraph">
      <style:text-properties style:font-name="Consolas" style:font-name-complex="Consolas"/>
    </style:style>
    <style:style style:name="P341" style:parent-style-name="Normal" style:family="paragraph">
      <style:text-properties style:font-name="Consolas" style:font-name-complex="Consolas"/>
    </style:style>
    <style:style style:name="P342" style:parent-style-name="Normal" style:family="paragraph">
      <style:text-properties style:font-name="Consolas" style:font-name-complex="Consolas"/>
    </style:style>
    <style:style style:name="P343" style:parent-style-name="Normal" style:family="paragraph">
      <style:text-properties style:font-name="Consolas" style:font-name-complex="Consolas"/>
    </style:style>
    <style:style style:name="P344" style:parent-style-name="Normal" style:family="paragraph">
      <style:text-properties style:font-name="Consolas" style:font-name-complex="Consolas"/>
    </style:style>
    <style:style style:name="P345" style:parent-style-name="Normal" style:family="paragraph">
      <style:text-properties style:font-name="Consolas" style:font-name-complex="Consolas"/>
    </style:style>
    <style:style style:name="P346" style:parent-style-name="Normal" style:family="paragraph">
      <style:text-properties style:font-name="Consolas" style:font-name-complex="Consolas"/>
    </style:style>
    <style:style style:name="P347" style:parent-style-name="Normal" style:family="paragraph">
      <style:text-properties style:font-name="Consolas" style:font-name-complex="Consolas"/>
    </style:style>
    <style:style style:name="P348" style:parent-style-name="Normal" style:family="paragraph">
      <style:text-properties style:font-name="Consolas" style:font-name-complex="Consolas"/>
    </style:style>
    <style:style style:name="P349" style:parent-style-name="Normal" style:family="paragraph">
      <style:text-properties style:font-name="Consolas" style:font-name-complex="Consolas"/>
    </style:style>
    <style:style style:name="P350" style:parent-style-name="Normal" style:family="paragraph">
      <style:text-properties style:font-name="Consolas" style:font-name-complex="Consolas"/>
    </style:style>
    <style:style style:name="P351" style:parent-style-name="Normal" style:family="paragraph">
      <style:text-properties style:font-name="Consolas" style:font-name-complex="Consolas"/>
    </style:style>
    <style:style style:name="P352" style:parent-style-name="Normal" style:family="paragraph">
      <style:text-properties style:font-name="Consolas" style:font-name-complex="Consolas"/>
    </style:style>
    <style:style style:name="P353" style:parent-style-name="Normal" style:family="paragraph">
      <style:text-properties style:font-name="Consolas" style:font-name-complex="Consolas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4628in" fo:padding-bottom="0.04628in" fo:padding-left="0.04628in" fo:padding-right="0.04628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2">
      <style:graphic-properties fo:wrap-option="wrap" fo:padding-top="0.03566in" fo:padding-bottom="0.03566in" fo:padding-left="0.03566in" fo:padding-right="0.03566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4">
      <style:graphic-properties fo:wrap-option="wrap" fo:padding-top="0.04401in" fo:padding-bottom="0.04401in" fo:padding-left="0.04401in" fo:padding-right="0.0440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6">
      <style:graphic-properties fo:wrap-option="wrap" fo:padding-top="0.04401in" fo:padding-bottom="0.04401in" fo:padding-left="0.04401in" fo:padding-right="0.0440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7">
      <style:graphic-properties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6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style:vertical-pos="middle"/>
    </style:style>
    <style:style style:family="graphic" style:name="a6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4982in" fo:padding-bottom="0.04982in" fo:padding-left="0.04982in" fo:padding-right="0.04982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6309in" fo:padding-bottom="0.06309in" fo:padding-left="0.06309in" fo:padding-right="0.06309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">
      <style:graphic-properties fo:wrap-option="wrap" fo:padding-top="0.06309in" fo:padding-bottom="0.06309in" fo:padding-left="0.06309in" fo:padding-right="0.06309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5">
      <style:graphic-properties style:wrap="run-through" style:run-through="foreground" draw:fill="none" draw:stroke="solid" svg:stroke-width="0.00694in" svg:stroke-color="#000000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3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vertical-pos="middle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vertical-pos="middle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60288" draw:style-name="a0" draw:name="Imagen 1267" text:anchor-type="paragraph" svg:x="0.12329in" svg:y="0.00006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Cruz Carlon Juan Alfredo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Fundamentos de programació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10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7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Navarro Luna Dulce Jazmín</text:p>
          </table:table-cell>
        </table:table-row>
        <table:table-row table:style-name="TableRow69">
          <table:table-cell table:style-name="TableCell70">
            <text:p text:style-name="P71"/>
            <text:p text:style-name="P72">Semestre:</text:p>
          </table:table-cell>
          <table:table-cell table:style-name="TableCell73">
            <text:p text:style-name="P74"/>
            <text:p text:style-name="P75">2018-1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Fecha de entrega:</text:span></text:p>
          </table:table-cell>
          <table:table-cell table:style-name="TableCell81">
            <text:p text:style-name="P82"/>
            <text:p text:style-name="P83">20/10/2017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p text:style-name="Standard"/>
      <text:p text:style-name="P97"><text:tab/></text:p>
      <text:p text:style-name="Normal"/>
      <text:p text:style-name="P98"/>
      <text:p text:style-name="P99"/>
      <text:p text:style-name="P100"/>
      <text:p text:style-name="P101"/>
      <text:p text:style-name="P102">Dados a, b<text:s/>determiner si a=b, a&gt;b, a&lt;b. Expresar en Digarama, Pseudocódigp y Lenguaje C.</text:p>
      <text:p text:style-name="P103"/>
      <text:p text:style-name="P104"/>
      <text:p text:style-name="P105"/>
      <text:list text:style-name="LFO1" text:continue-numbering="true">
        <text:list-item>
          <text:p text:style-name="P106">DIAGRAMA</text:p>
        </text:list-item>
      </text:list>
      <text:p text:style-name="P107"/>
      <text:p text:style-name="P108"><text:span text:style-name="T109"><draw:g draw:z-index="251674624" draw:name="Diagrama 7" draw:id="id8" draw:style-name="a9" text:anchor-type="paragraph"><svg:title/><svg:desc/><draw:custom-shape svg:x="2.72316in" svg:y="1.30043in" svg:width="0.82453in" svg:height="0.82477in" draw:id="id1" draw:style-name="a2" draw:name="Forma libre 5"><svg:title/><svg:desc/><text:p text:style-name="P110"><draw:frame draw:style-name="a10" text:anchor-type="as-char" svg:x="0in" svg:y="0in" svg:width="0.28125in" svg:height="0.19792in" style:rel-width="scale" style:rel-height="scale"><draw:object xlink:href="Object 1/" xlink:type="simple" xlink:show="embed" xlink:actuate="onLoad"/></draw:frame><text:span text:style-name="T111">0</text:span></text:p><draw:enhanced-geometry draw:type="non-primitive" svg:viewBox="0 0 754380 754380" draw:enhanced-path="M ?f0 ?f2 C ?f0 ?f3 ?f3 ?f0 ?f2 ?f0 L ?f4 ?f0 C ?f5 ?f0 ?f1 ?f3 ?f1 ?f2 L ?f1 ?f4 C ?f1 ?f5 ?f5 ?f1 ?f4 ?f1 L ?f2 ?f1 C ?f3 ?f1 ?f0 ?f5 ?f0 ?f4 L ?f0 ?f2 Z N" draw:text-areas="?f16 ?f16 ?f17 ?f17" draw:glue-points="?f18 ?f19 ?f19 ?f18 ?f20 ?f18 ?f21 ?f19 ?f21 ?f20 ?f20 ?f21 ?f19 ?f21 ?f18 ?f20 ?f18 ?f19" draw:glue-point-leaving-directions="-90, -90, -90, -90, -90, -90, -90, -90, -90"><draw:equation draw:name="f0" draw:formula="0"/><draw:equation draw:name="f1" draw:formula="754380"/><draw:equation draw:name="f2" draw:formula="125733"/><draw:equation draw:name="f3" draw:formula="56293"/><draw:equation draw:name="f4" draw:formula="628647"/><draw:equation draw:name="f5" draw:formula="698087"/><draw:equation draw:name="f6" draw:formula="?f1 - ?f0"/><draw:equation draw:name="f7" draw:formula="?f6 / 754380"/><draw:equation draw:name="f8" draw:formula="0 * ?f6"/><draw:equation draw:name="f9" draw:formula="125733 * ?f6"/><draw:equation draw:name="f10" draw:formula="628647 * ?f6"/><draw:equation draw:name="f11" draw:formula="754380 * ?f6"/><draw:equation draw:name="f12" draw:formula="?f8 / 754380"/><draw:equation draw:name="f13" draw:formula="?f9 / 754380"/><draw:equation draw:name="f14" draw:formula="?f10 / 754380"/><draw:equation draw:name="f15" draw:formula="?f11 / 754380"/><draw:equation draw:name="f16" draw:formula="?f0 / ?f7"/><draw:equation draw:name="f17" draw:formula="?f1 / ?f7"/><draw:equation draw:name="f18" draw:formula="?f12 / ?f7"/><draw:equation draw:name="f19" draw:formula="?f13 / ?f7"/><draw:equation draw:name="f20" draw:formula="?f14 / ?f7"/><draw:equation draw:name="f21" draw:formula="?f15 / ?f7"/></draw:enhanced-geometry></draw:custom-shape><draw:custom-shape svg:width="0.57224in" svg:height="0in" draw:id="id2" draw:style-name="a3" draw:transform="translate(-0.28612in 0in) rotate(-4.71239) translate(3.13543in 1.01431in)" draw:name="Forma libre 6"><svg:title/><svg:desc/><draw:enhanced-geometry draw:path-stretchpoint-y="21600" draw:type="non-primitive" svg:viewBox="0 0 523404 21600" draw:enhanced-path="M ?f7 ?f7 L ?f8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23404"/><draw:equation draw:name="f9" draw:formula="?f7 - ?f7"/><draw:equation draw:name="f10" draw:formula="?f8 - ?f7"/><draw:equation draw:name="f11" draw:formula="?f10 / 523404"/><draw:equation draw:name="f12" draw:formula="?f9 / 0"/><draw:equation draw:name="f13" draw:formula="21600 * ?f4"/><draw:equation draw:name="f14" draw:formula="0 / ?f11"/><draw:equation draw:name="f15" draw:formula="523404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draw:custom-shape svg:x="2.43188in" svg:y="0.163in" svg:width="1.40693in" svg:height="0.76314in" draw:id="id3" draw:style-name="a4" draw:name="Forma libre 7"><svg:title/><svg:desc/><text:p text:style-name="P112"><text:span text:style-name="T113">Determinar si<text:s/></text:span><draw:frame draw:style-name="a11" text:anchor-type="as-char" svg:x="0in" svg:y="0in" svg:width="0.4375in" svg:height="0.19792in" style:rel-width="scale" style:rel-height="scale"><draw:object xlink:href="Object 2/" xlink:type="simple" xlink:show="embed" xlink:actuate="onLoad"/></draw:frame></text:p><text:p text:style-name="P114"><text:span text:style-name="T115">o</text:span></text:p><text:p text:style-name="P116"><text:span text:style-name="T117"><text:s/>si<text:s/></text:span><draw:frame draw:style-name="a12" text:anchor-type="as-char" svg:x="0in" svg:y="0in" svg:width="0.40625in" svg:height="0.19792in" style:rel-width="scale" style:rel-height="scale"><draw:object xlink:href="Object 3/" xlink:type="simple" xlink:show="embed" xlink:actuate="onLoad"/></draw:frame><text:span text:style-name="T118"><text:s/>o viceversa</text:span></text:p><draw:enhanced-geometry draw:type="non-primitive" svg:viewBox="0 0 1287235 5169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287235"/><draw:equation draw:name="f2" draw:formula="516958"/><draw:equation draw:name="f3" draw:formula="86161"/><draw:equation draw:name="f4" draw:formula="38576"/><draw:equation draw:name="f5" draw:formula="1201074"/><draw:equation draw:name="f6" draw:formula="1248659"/><draw:equation draw:name="f7" draw:formula="430797"/><draw:equation draw:name="f8" draw:formula="478382"/><draw:equation draw:name="f9" draw:formula="?f2 - ?f0"/><draw:equation draw:name="f10" draw:formula="?f1 - ?f0"/><draw:equation draw:name="f11" draw:formula="?f10 / 1287235"/><draw:equation draw:name="f12" draw:formula="?f9 / 516958"/><draw:equation draw:name="f13" draw:formula="0 * ?f10"/><draw:equation draw:name="f14" draw:formula="86161 * ?f9"/><draw:equation draw:name="f15" draw:formula="86161 * ?f10"/><draw:equation draw:name="f16" draw:formula="0 * ?f9"/><draw:equation draw:name="f17" draw:formula="1201074 * ?f10"/><draw:equation draw:name="f18" draw:formula="1287235 * ?f10"/><draw:equation draw:name="f19" draw:formula="430797 * ?f9"/><draw:equation draw:name="f20" draw:formula="516958 * ?f9"/><draw:equation draw:name="f21" draw:formula="?f13 / 1287235"/><draw:equation draw:name="f22" draw:formula="?f14 / 516958"/><draw:equation draw:name="f23" draw:formula="?f15 / 1287235"/><draw:equation draw:name="f24" draw:formula="?f16 / 516958"/><draw:equation draw:name="f25" draw:formula="?f17 / 1287235"/><draw:equation draw:name="f26" draw:formula="?f18 / 1287235"/><draw:equation draw:name="f27" draw:formula="?f19 / 516958"/><draw:equation draw:name="f28" draw:formula="?f20 / 516958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width="0.47186in" svg:height="0in" draw:id="id4" draw:style-name="a5" draw:transform="translate(-0.23593in 0in) rotate(-0.5236) translate(3.75202in 2.0689in)" draw:name="Forma libre 8"><svg:title/><svg:desc/><draw:enhanced-geometry draw:path-stretchpoint-y="21600" draw:type="non-primitive" svg:viewBox="0 0 431719 21600" draw:enhanced-path="M ?f7 ?f7 L ?f8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31719"/><draw:equation draw:name="f9" draw:formula="?f7 - ?f7"/><draw:equation draw:name="f10" draw:formula="?f8 - ?f7"/><draw:equation draw:name="f11" draw:formula="?f10 / 431719"/><draw:equation draw:name="f12" draw:formula="?f9 / 0"/><draw:equation draw:name="f13" draw:formula="21600 * ?f4"/><draw:equation draw:name="f14" draw:formula="0 / ?f11"/><draw:equation draw:name="f15" draw:formula="431719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draw:custom-shape svg:x="3.95579in" svg:y="2.18685in" svg:width="0.65295in" svg:height="0.43587in" draw:id="id5" draw:style-name="a6" draw:name="Forma libre 9"><svg:title/><svg:desc/><text:p text:style-name="P119"><draw:frame draw:style-name="a13" text:anchor-type="as-char" svg:x="0in" svg:y="0in" svg:width="0.41667in" svg:height="0.19792in" style:rel-width="scale" style:rel-height="scale"><draw:object xlink:href="Object 4/" xlink:type="simple" xlink:show="embed" xlink:actuate="onLoad"/></draw:frame></text:p><draw:enhanced-geometry draw:type="non-primitive" svg:viewBox="0 0 505434 505434" draw:enhanced-path="M ?f0 ?f2 C ?f0 ?f3 ?f3 ?f0 ?f2 ?f0 L ?f4 ?f0 C ?f5 ?f0 ?f1 ?f3 ?f1 ?f2 L ?f1 ?f4 C ?f1 ?f5 ?f5 ?f1 ?f4 ?f1 L ?f2 ?f1 C ?f3 ?f1 ?f0 ?f5 ?f0 ?f4 L ?f0 ?f2 Z N" draw:text-areas="?f16 ?f16 ?f17 ?f17" draw:glue-points="?f18 ?f19 ?f19 ?f18 ?f20 ?f18 ?f21 ?f19 ?f21 ?f20 ?f20 ?f21 ?f19 ?f21 ?f18 ?f20 ?f18 ?f19" draw:glue-point-leaving-directions="-90, -90, -90, -90, -90, -90, -90, -90, -90"><draw:equation draw:name="f0" draw:formula="0"/><draw:equation draw:name="f1" draw:formula="505434"/><draw:equation draw:name="f2" draw:formula="84241"/><draw:equation draw:name="f3" draw:formula="37716"/><draw:equation draw:name="f4" draw:formula="421193"/><draw:equation draw:name="f5" draw:formula="467718"/><draw:equation draw:name="f6" draw:formula="?f1 - ?f0"/><draw:equation draw:name="f7" draw:formula="?f6 / 505434"/><draw:equation draw:name="f8" draw:formula="0 * ?f6"/><draw:equation draw:name="f9" draw:formula="84241 * ?f6"/><draw:equation draw:name="f10" draw:formula="421193 * ?f6"/><draw:equation draw:name="f11" draw:formula="505434 * ?f6"/><draw:equation draw:name="f12" draw:formula="?f8 / 505434"/><draw:equation draw:name="f13" draw:formula="?f9 / 505434"/><draw:equation draw:name="f14" draw:formula="?f10 / 505434"/><draw:equation draw:name="f15" draw:formula="?f11 / 505434"/><draw:equation draw:name="f16" draw:formula="?f0 / ?f7"/><draw:equation draw:name="f17" draw:formula="?f1 / ?f7"/><draw:equation draw:name="f18" draw:formula="?f12 / ?f7"/><draw:equation draw:name="f19" draw:formula="?f13 / ?f7"/><draw:equation draw:name="f20" draw:formula="?f14 / ?f7"/><draw:equation draw:name="f21" draw:formula="?f15 / ?f7"/></draw:enhanced-geometry></draw:custom-shape><draw:custom-shape svg:width="0.47186in" svg:height="0in" draw:id="id6" draw:style-name="a7" draw:transform="translate(-0.23593in 0in) rotate(-2.61799) translate(2.51885in 2.06889in)" draw:name="Forma libre 10"><svg:title/><svg:desc/><draw:enhanced-geometry draw:path-stretchpoint-y="21600" draw:type="non-primitive" svg:viewBox="0 0 431719 21600" draw:enhanced-path="M ?f7 ?f7 L ?f8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31719"/><draw:equation draw:name="f9" draw:formula="?f7 - ?f7"/><draw:equation draw:name="f10" draw:formula="?f8 - ?f7"/><draw:equation draw:name="f11" draw:formula="?f10 / 431719"/><draw:equation draw:name="f12" draw:formula="?f9 / 0"/><draw:equation draw:name="f13" draw:formula="21600 * ?f4"/><draw:equation draw:name="f14" draw:formula="0 / ?f11"/><draw:equation draw:name="f15" draw:formula="431719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draw:custom-shape svg:x="1.66288in" svg:y="2.18685in" svg:width="0.69744in" svg:height="0.41917in" draw:id="id7" draw:style-name="a8" draw:name="Forma libre 11"><svg:title/><svg:desc/><text:p text:style-name="P120"><draw:frame draw:style-name="a14" text:anchor-type="as-char" svg:x="0in" svg:y="0in" svg:width="0.4375in" svg:height="0.21875in" style:rel-width="scale" style:rel-height="scale"><draw:object xlink:href="Object 5/" xlink:type="simple" xlink:show="embed" xlink:actuate="onLoad"/></draw:frame></text:p><draw:enhanced-geometry draw:type="non-primitive" svg:viewBox="0 0 505434 505434" draw:enhanced-path="M ?f0 ?f2 C ?f0 ?f3 ?f3 ?f0 ?f2 ?f0 L ?f4 ?f0 C ?f5 ?f0 ?f1 ?f3 ?f1 ?f2 L ?f1 ?f4 C ?f1 ?f5 ?f5 ?f1 ?f4 ?f1 L ?f2 ?f1 C ?f3 ?f1 ?f0 ?f5 ?f0 ?f4 L ?f0 ?f2 Z N" draw:text-areas="?f16 ?f16 ?f17 ?f17" draw:glue-points="?f18 ?f19 ?f19 ?f18 ?f20 ?f18 ?f21 ?f19 ?f21 ?f20 ?f20 ?f21 ?f19 ?f21 ?f18 ?f20 ?f18 ?f19" draw:glue-point-leaving-directions="-90, -90, -90, -90, -90, -90, -90, -90, -90"><draw:equation draw:name="f0" draw:formula="0"/><draw:equation draw:name="f1" draw:formula="505434"/><draw:equation draw:name="f2" draw:formula="84241"/><draw:equation draw:name="f3" draw:formula="37716"/><draw:equation draw:name="f4" draw:formula="421193"/><draw:equation draw:name="f5" draw:formula="467718"/><draw:equation draw:name="f6" draw:formula="?f1 - ?f0"/><draw:equation draw:name="f7" draw:formula="?f6 / 505434"/><draw:equation draw:name="f8" draw:formula="0 * ?f6"/><draw:equation draw:name="f9" draw:formula="84241 * ?f6"/><draw:equation draw:name="f10" draw:formula="421193 * ?f6"/><draw:equation draw:name="f11" draw:formula="505434 * ?f6"/><draw:equation draw:name="f12" draw:formula="?f8 / 505434"/><draw:equation draw:name="f13" draw:formula="?f9 / 505434"/><draw:equation draw:name="f14" draw:formula="?f10 / 505434"/><draw:equation draw:name="f15" draw:formula="?f11 / 505434"/><draw:equation draw:name="f16" draw:formula="?f0 / ?f7"/><draw:equation draw:name="f17" draw:formula="?f1 / ?f7"/><draw:equation draw:name="f18" draw:formula="?f12 / ?f7"/><draw:equation draw:name="f19" draw:formula="?f13 / ?f7"/><draw:equation draw:name="f20" draw:formula="?f14 / ?f7"/><draw:equation draw:name="f21" draw:formula="?f15 / ?f7"/></draw:enhanced-geometry></draw:custom-shape></draw:g></text:span><text:span text:style-name="T121"><draw:connector draw:type="line" svg:x1="4.01855in" svg:y1="2.61138in" svg:x2="3.67063in" svg:y2="2.95027in" draw:z-index="251671552" draw:id="id9" draw:style-name="a15" draw:name="Conector recto 11" text:anchor-type="paragraph"><svg:title/><svg:desc/></draw:connector></text:span><text:span text:style-name="T122"><draw:connector draw:type="line" svg:x1="2.2125in" svg:y1="2.61138in" svg:x2="2.59653in" svg:y2="2.95513in" draw:z-index="251665408" draw:id="id10" draw:style-name="a16" draw:name="Conector recto 8" text:anchor-type="paragraph"><svg:title/><svg:desc/></draw:connector></text:span><text:span text:style-name="T123"><draw:connector draw:type="line" svg:x1="1.85556in" svg:y1="2.61105in" svg:x2="1.49792in" svg:y2="2.93605in" draw:z-index="251669504" draw:id="id11" draw:style-name="a17" draw:name="Conector recto 10" text:anchor-type="paragraph"><svg:title/><svg:desc/></draw:connector></text:span><text:span text:style-name="T124"><draw:connector draw:type="line" svg:x1="4.40833in" svg:y1="2.61029in" svg:x2="4.825in" svg:y2="2.97071in" draw:z-index="251667456" draw:id="id12" draw:style-name="a18" draw:name="Conector recto 9" text:anchor-type="paragraph"><svg:title/><svg:desc/></draw:connector></text:span></text:p>
      <text:p text:style-name="P125"><text:span text:style-name="T126"><draw:frame draw:z-index="251738112" draw:id="id13" draw:style-name="a19" draw:transform="translate(-0.28958in -0.15139in) rotate(-0.85479) translate(6.13681in 4.30278in)" draw:name="Cuadro de texto 2" text:anchor-type="paragraph" svg:width="0.57917in" svg:height="0.30278in" style:rel-width="scale" style:rel-height="scale"><draw:text-box><text:p text:style-name="Normal"><text:span text:style-name="T127">(b</text:span><text:span text:style-name="T128">≠</text:span><text:span text:style-name="T129">0)</text:span></text:p></draw:text-box><svg:title/><svg:desc/></draw:frame></text:span><text:span text:style-name="T130"><draw:g draw:z-index="251675648" draw:name="Diagrama 13" draw:id="id21" draw:style-name="a27" text:anchor-type="paragraph"><svg:title/><svg:desc/><draw:custom-shape svg:x="4.70483in" svg:y="3.3142in" svg:width="0.50741in" svg:height="0.3122in" draw:id="id14" draw:style-name="a20" draw:name="Forma libre 61"><svg:title/><svg:desc/><text:p text:style-name="P131"><draw:frame draw:style-name="a28" text:anchor-type="as-char" svg:x="0in" svg:y="0in" svg:width="0.28125in" svg:height="0.19792in" style:rel-width="scale" style:rel-height="scale"><draw:object xlink:href="Object 6/" xlink:type="simple" xlink:show="embed" xlink:actuate="onLoad"/></draw:frame><text:span text:style-name="T132">0</text:span></text:p><draw:enhanced-geometry draw:type="non-primitive" svg:viewBox="0 0 406758 29455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406758"/><draw:equation draw:name="f2" draw:formula="294559"/><draw:equation draw:name="f3" draw:formula="49094"/><draw:equation draw:name="f4" draw:formula="21980"/><draw:equation draw:name="f5" draw:formula="357664"/><draw:equation draw:name="f6" draw:formula="384778"/><draw:equation draw:name="f7" draw:formula="245465"/><draw:equation draw:name="f8" draw:formula="272579"/><draw:equation draw:name="f9" draw:formula="?f2 - ?f0"/><draw:equation draw:name="f10" draw:formula="?f1 - ?f0"/><draw:equation draw:name="f11" draw:formula="?f10 / 406758"/><draw:equation draw:name="f12" draw:formula="?f9 / 294559"/><draw:equation draw:name="f13" draw:formula="0 * ?f10"/><draw:equation draw:name="f14" draw:formula="49094 * ?f9"/><draw:equation draw:name="f15" draw:formula="49094 * ?f10"/><draw:equation draw:name="f16" draw:formula="0 * ?f9"/><draw:equation draw:name="f17" draw:formula="357664 * ?f10"/><draw:equation draw:name="f18" draw:formula="406758 * ?f10"/><draw:equation draw:name="f19" draw:formula="245465 * ?f9"/><draw:equation draw:name="f20" draw:formula="294559 * ?f9"/><draw:equation draw:name="f21" draw:formula="?f13 / 406758"/><draw:equation draw:name="f22" draw:formula="?f14 / 294559"/><draw:equation draw:name="f23" draw:formula="?f15 / 406758"/><draw:equation draw:name="f24" draw:formula="?f16 / 294559"/><draw:equation draw:name="f25" draw:formula="?f17 / 406758"/><draw:equation draw:name="f26" draw:formula="?f18 / 406758"/><draw:equation draw:name="f27" draw:formula="?f19 / 294559"/><draw:equation draw:name="f28" draw:formula="?f20 / 294559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width="0.21615in" svg:height="0in" draw:id="id15" draw:style-name="a21" draw:transform="translate(-0.10808in 0in) rotate(-4.63032) translate(4.90504in 3.19669in)" draw:name="Forma libre 62"><svg:title/><svg:desc/><draw:enhanced-geometry draw:path-stretchpoint-y="21600" draw:type="non-primitive" svg:viewBox="0 0 197761 21600" draw:enhanced-path="M ?f7 ?f7 L ?f8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97761"/><draw:equation draw:name="f9" draw:formula="?f7 - ?f7"/><draw:equation draw:name="f10" draw:formula="?f8 - ?f7"/><draw:equation draw:name="f11" draw:formula="?f10 / 197761"/><draw:equation draw:name="f12" draw:formula="?f9 / 0"/><draw:equation draw:name="f13" draw:formula="21600 * ?f4"/><draw:equation draw:name="f14" draw:formula="0 / ?f11"/><draw:equation draw:name="f15" draw:formula="197761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draw:custom-shape svg:x="4.64046in" svg:y="2.75694in" svg:width="0.48411in" svg:height="0.33206in" draw:id="id16" draw:style-name="a22" draw:name="Forma libre 63"><svg:title/><svg:desc/><text:p text:style-name="P133"><text:span text:style-name="T134">a dec 1</text:span></text:p><text:p text:style-name="P135"><text:span text:style-name="T136">b dec 1</text:span></text:p><draw:enhanced-geometry draw:type="non-primitive" svg:viewBox="0 0 442912 3037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442912"/><draw:equation draw:name="f2" draw:formula="303797"/><draw:equation draw:name="f3" draw:formula="50634"/><draw:equation draw:name="f4" draw:formula="22670"/><draw:equation draw:name="f5" draw:formula="392278"/><draw:equation draw:name="f6" draw:formula="420242"/><draw:equation draw:name="f7" draw:formula="253163"/><draw:equation draw:name="f8" draw:formula="281127"/><draw:equation draw:name="f9" draw:formula="?f2 - ?f0"/><draw:equation draw:name="f10" draw:formula="?f1 - ?f0"/><draw:equation draw:name="f11" draw:formula="?f10 / 442912"/><draw:equation draw:name="f12" draw:formula="?f9 / 303797"/><draw:equation draw:name="f13" draw:formula="0 * ?f10"/><draw:equation draw:name="f14" draw:formula="50634 * ?f9"/><draw:equation draw:name="f15" draw:formula="50634 * ?f10"/><draw:equation draw:name="f16" draw:formula="0 * ?f9"/><draw:equation draw:name="f17" draw:formula="392278 * ?f10"/><draw:equation draw:name="f18" draw:formula="442912 * ?f10"/><draw:equation draw:name="f19" draw:formula="253163 * ?f9"/><draw:equation draw:name="f20" draw:formula="303797 * ?f9"/><draw:equation draw:name="f21" draw:formula="?f13 / 442912"/><draw:equation draw:name="f22" draw:formula="?f14 / 303797"/><draw:equation draw:name="f23" draw:formula="?f15 / 442912"/><draw:equation draw:name="f24" draw:formula="?f16 / 303797"/><draw:equation draw:name="f25" draw:formula="?f17 / 442912"/><draw:equation draw:name="f26" draw:formula="?f18 / 442912"/><draw:equation draw:name="f27" draw:formula="?f19 / 303797"/><draw:equation draw:name="f28" draw:formula="?f20 / 303797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width="0.41118in" svg:height="0in" draw:id="id17" draw:style-name="a23" draw:transform="translate(-0.20559in 0in) rotate(-0.5236) translate(5.32748in 3.69656in)" draw:name="Forma libre 64"><svg:title/><svg:desc/><draw:enhanced-geometry draw:path-stretchpoint-y="21600" draw:type="non-primitive" svg:viewBox="0 0 376182 21600" draw:enhanced-path="M ?f7 ?f7 L ?f8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376182"/><draw:equation draw:name="f9" draw:formula="?f7 - ?f7"/><draw:equation draw:name="f10" draw:formula="?f8 - ?f7"/><draw:equation draw:name="f11" draw:formula="?f10 / 376182"/><draw:equation draw:name="f12" draw:formula="?f9 / 0"/><draw:equation draw:name="f13" draw:formula="21600 * ?f4"/><draw:equation draw:name="f14" draw:formula="0 / ?f11"/><draw:equation draw:name="f15" draw:formula="376182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draw:custom-shape svg:x="5.40956in" svg:y="3.71702in" svg:width="0.64044in" svg:height="0.38923in" draw:id="id18" draw:style-name="a24" draw:name="Forma libre 65"><svg:title/><svg:desc/><text:p text:style-name="P137"><draw:frame draw:style-name="a29" text:anchor-type="as-char" svg:x="0in" svg:y="0in" svg:width="0.41667in" svg:height="0.19792in" style:rel-width="scale" style:rel-height="scale"><draw:object xlink:href="Object 7/" xlink:type="simple" xlink:show="embed" xlink:actuate="onLoad"/></draw:frame></text:p><draw:enhanced-geometry draw:type="non-primitive" svg:viewBox="0 0 356101 356101" draw:enhanced-path="M ?f0 ?f2 C ?f0 ?f3 ?f3 ?f0 ?f2 ?f0 L ?f4 ?f0 C ?f5 ?f0 ?f1 ?f3 ?f1 ?f2 L ?f1 ?f4 C ?f1 ?f5 ?f5 ?f1 ?f4 ?f1 L ?f2 ?f1 C ?f3 ?f1 ?f0 ?f5 ?f0 ?f4 L ?f0 ?f2 Z N" draw:text-areas="?f16 ?f16 ?f17 ?f17" draw:glue-points="?f18 ?f19 ?f19 ?f18 ?f20 ?f18 ?f21 ?f19 ?f21 ?f20 ?f20 ?f21 ?f19 ?f21 ?f18 ?f20 ?f18 ?f19" draw:glue-point-leaving-directions="-90, -90, -90, -90, -90, -90, -90, -90, -90"><draw:equation draw:name="f0" draw:formula="0"/><draw:equation draw:name="f1" draw:formula="356101"/><draw:equation draw:name="f2" draw:formula="59351"/><draw:equation draw:name="f3" draw:formula="26572"/><draw:equation draw:name="f4" draw:formula="296750"/><draw:equation draw:name="f5" draw:formula="329529"/><draw:equation draw:name="f6" draw:formula="?f1 - ?f0"/><draw:equation draw:name="f7" draw:formula="?f6 / 356101"/><draw:equation draw:name="f8" draw:formula="0 * ?f6"/><draw:equation draw:name="f9" draw:formula="59351 * ?f6"/><draw:equation draw:name="f10" draw:formula="296750 * ?f6"/><draw:equation draw:name="f11" draw:formula="356101 * ?f6"/><draw:equation draw:name="f12" draw:formula="?f8 / 356101"/><draw:equation draw:name="f13" draw:formula="?f9 / 356101"/><draw:equation draw:name="f14" draw:formula="?f10 / 356101"/><draw:equation draw:name="f15" draw:formula="?f11 / 356101"/><draw:equation draw:name="f16" draw:formula="?f0 / ?f7"/><draw:equation draw:name="f17" draw:formula="?f1 / ?f7"/><draw:equation draw:name="f18" draw:formula="?f12 / ?f7"/><draw:equation draw:name="f19" draw:formula="?f13 / ?f7"/><draw:equation draw:name="f20" draw:formula="?f14 / ?f7"/><draw:equation draw:name="f21" draw:formula="?f15 / ?f7"/></draw:enhanced-geometry></draw:custom-shape><draw:custom-shape svg:width="0.41118in" svg:height="0in" draw:id="id19" draw:style-name="a25" draw:transform="translate(-0.20559in 0in) rotate(-2.61799) translate(4.52679in 3.69656in)" draw:name="Forma libre 66"><svg:title/><svg:desc/><draw:enhanced-geometry draw:path-stretchpoint-y="21600" draw:type="non-primitive" svg:viewBox="0 0 376182 21600" draw:enhanced-path="M ?f7 ?f7 L ?f8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376182"/><draw:equation draw:name="f9" draw:formula="?f7 - ?f7"/><draw:equation draw:name="f10" draw:formula="?f8 - ?f7"/><draw:equation draw:name="f11" draw:formula="?f10 / 376182"/><draw:equation draw:name="f12" draw:formula="?f9 / 0"/><draw:equation draw:name="f13" draw:formula="21600 * ?f4"/><draw:equation draw:name="f14" draw:formula="0 / ?f11"/><draw:equation draw:name="f15" draw:formula="376182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draw:custom-shape svg:x="3.83819in" svg:y="3.7171in" svg:width="0.59528in" svg:height="0.38274in" draw:id="id20" draw:style-name="a26" draw:name="Forma libre 67"><svg:title/><svg:desc/><text:p text:style-name="P138"><draw:frame draw:style-name="a30" text:anchor-type="as-char" svg:x="0in" svg:y="0in" svg:width="0.41667in" svg:height="0.19792in" style:rel-width="scale" style:rel-height="scale"><draw:object xlink:href="Object 8/" xlink:type="simple" xlink:show="embed" xlink:actuate="onLoad"/></draw:frame></text:p><draw:enhanced-geometry draw:type="non-primitive" svg:viewBox="0 0 356101 356101" draw:enhanced-path="M ?f0 ?f2 C ?f0 ?f3 ?f3 ?f0 ?f2 ?f0 L ?f4 ?f0 C ?f5 ?f0 ?f1 ?f3 ?f1 ?f2 L ?f1 ?f4 C ?f1 ?f5 ?f5 ?f1 ?f4 ?f1 L ?f2 ?f1 C ?f3 ?f1 ?f0 ?f5 ?f0 ?f4 L ?f0 ?f2 Z N" draw:text-areas="?f16 ?f16 ?f17 ?f17" draw:glue-points="?f18 ?f19 ?f19 ?f18 ?f20 ?f18 ?f21 ?f19 ?f21 ?f20 ?f20 ?f21 ?f19 ?f21 ?f18 ?f20 ?f18 ?f19" draw:glue-point-leaving-directions="-90, -90, -90, -90, -90, -90, -90, -90, -90"><draw:equation draw:name="f0" draw:formula="0"/><draw:equation draw:name="f1" draw:formula="356101"/><draw:equation draw:name="f2" draw:formula="59351"/><draw:equation draw:name="f3" draw:formula="26572"/><draw:equation draw:name="f4" draw:formula="296750"/><draw:equation draw:name="f5" draw:formula="329529"/><draw:equation draw:name="f6" draw:formula="?f1 - ?f0"/><draw:equation draw:name="f7" draw:formula="?f6 / 356101"/><draw:equation draw:name="f8" draw:formula="0 * ?f6"/><draw:equation draw:name="f9" draw:formula="59351 * ?f6"/><draw:equation draw:name="f10" draw:formula="296750 * ?f6"/><draw:equation draw:name="f11" draw:formula="356101 * ?f6"/><draw:equation draw:name="f12" draw:formula="?f8 / 356101"/><draw:equation draw:name="f13" draw:formula="?f9 / 356101"/><draw:equation draw:name="f14" draw:formula="?f10 / 356101"/><draw:equation draw:name="f15" draw:formula="?f11 / 356101"/><draw:equation draw:name="f16" draw:formula="?f0 / ?f7"/><draw:equation draw:name="f17" draw:formula="?f1 / ?f7"/><draw:equation draw:name="f18" draw:formula="?f12 / ?f7"/><draw:equation draw:name="f19" draw:formula="?f13 / ?f7"/><draw:equation draw:name="f20" draw:formula="?f14 / ?f7"/><draw:equation draw:name="f21" draw:formula="?f15 / ?f7"/></draw:enhanced-geometry></draw:custom-shape></draw:g></text:span><text:span text:style-name="T139"><draw:frame draw:z-index="251774976" draw:id="id22" draw:style-name="a31" draw:transform="translate(-0.28958in -0.15139in) rotate(-5.28566) translate(5.42361in 4.20417in)" draw:name="Cuadro de texto 2" text:anchor-type="paragraph" svg:width="0.57917in" svg:height="0.30278in" style:rel-width="scale" style:rel-height="scale"><draw:text-box><text:p text:style-name="Normal"><text:span text:style-name="T140">(b</text:span><text:span text:style-name="T141">=</text:span><text:span text:style-name="T142">0)</text:span></text:p></draw:text-box><svg:title/><svg:desc/></draw:frame></text:span><text:span text:style-name="T143"><draw:frame draw:z-index="251772928" draw:id="id23" draw:style-name="a32" draw:transform="translate(-0.28958in -0.15139in) rotate(-5.472) translate(3.85417in 4.22014in)" draw:name="Cuadro de texto 2" text:anchor-type="paragraph" svg:width="0.57917in" svg:height="0.30278in" style:rel-width="scale" style:rel-height="scale"><draw:text-box><text:p text:style-name="Normal"><text:span text:style-name="T144">(b</text:span><text:span text:style-name="T145">=</text:span><text:span text:style-name="T146">0)</text:span></text:p></draw:text-box><svg:title/><svg:desc/></draw:frame></text:span><text:span text:style-name="T147"><draw:frame draw:z-index="251770880" draw:id="id24" draw:style-name="a33" draw:transform="translate(-0.28958in -0.15139in) rotate(-5.49347) translate(1.67778in 2.52292in)" draw:name="Cuadro de texto 2" text:anchor-type="paragraph" svg:width="0.57917in" svg:height="0.30278in" style:rel-width="scale" style:rel-height="scale"><draw:text-box><text:p text:style-name="Normal"><text:span text:style-name="T148">(b</text:span><text:span text:style-name="T149">=</text:span><text:span text:style-name="T150">0)</text:span></text:p></draw:text-box><svg:title/><svg:desc/></draw:frame></text:span><text:span text:style-name="T151"><draw:connector draw:type="line" svg:x1="6.51744in" svg:y1="2.93316in" svg:x2="5.10563in" svg:y2="2.93316in" draw:z-index="251768832" draw:id="id25" draw:style-name="a35" draw:name="Conector recto de flecha 76" text:anchor-type="paragraph"><svg:title/><svg:desc/></draw:connector></text:span><text:span text:style-name="T152"><draw:connector draw:type="line" svg:x1="6.51743in" svg:y1="4.38264in" svg:x2="6.51743in" svg:y2="2.91736in" draw:z-index="251767808" draw:id="id26" draw:style-name="a36" draw:name="Conector recto 73" text:anchor-type="paragraph"><svg:title/><svg:desc/></draw:connector></text:span><text:span text:style-name="T153"><draw:connector draw:type="line" svg:x1="6.11269in" svg:y1="4.39097in" svg:x2="6.51686in" svg:y2="4.39097in" draw:z-index="251765760" draw:id="id27" draw:style-name="a37" draw:name="Conector recto 72" text:anchor-type="paragraph"><svg:title/><svg:desc/></draw:connector></text:span><text:span text:style-name="T154"><draw:frame draw:z-index="251746304" draw:id="id28" draw:style-name="a38" draw:name="Cuadro de texto 2" text:anchor-type="paragraph" svg:x="5.15278in" svg:y="4.97847in" svg:width="0.86528in" svg:height="0.30278in" style:rel-width="scale" style:rel-height="scale"><draw:text-box><text:p text:style-name="Normal"><text:span text:style-name="T155">Termina</text:span></text:p><text:p text:style-name="P156"/></draw:text-box><svg:title/><svg:desc/></draw:frame></text:span><text:span text:style-name="T157"><draw:custom-shape svg:x="5.12917in" svg:y="4.99028in" svg:width="0.80417in" svg:height="0.27014in" draw:z-index="251760640" draw:id="id29" draw:style-name="a39" draw:name="Rectángulo redondeado 222" text:anchor-type="paragraph"><svg:title/><svg:desc/><text:p text:style-name="P15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9"><draw:connector draw:type="line" svg:x1="5.34792in" svg:y1="4.77153in" svg:x2="5.34792in" svg:y2="5.00278in" draw:z-index="251764736" draw:id="id30" draw:style-name="a40" draw:name="Conector recto 224" text:anchor-type="paragraph"><svg:title/><svg:desc/></draw:connector></text:span><text:span text:style-name="T160"><draw:frame draw:z-index="251762688" draw:id="id31" draw:style-name="a41" draw:name="Cuadro de texto 2" text:anchor-type="paragraph" svg:x="5.10873in" svg:y="4.46806in" svg:width="0.66875in" svg:height="0.30278in" style:rel-width="scale" style:rel-height="scale"><draw:text-box><text:p text:style-name="Normal"><text:span text:style-name="T161">(a</text:span><text:span text:style-name="T162">&gt;b</text:span><text:span text:style-name="T163">)</text:span></text:p></draw:text-box><svg:title/><svg:desc/></draw:frame></text:span><text:span text:style-name="T164"><draw:custom-shape svg:x="5.07708in" svg:y="4.46875in" svg:width="0.60278in" svg:height="0.27014in" draw:z-index="251758592" draw:id="id32" draw:style-name="a42" draw:name="Rectángulo redondeado 221" text:anchor-type="paragraph"><svg:title/><svg:desc/><text:p text:style-name="P165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66"><draw:frame draw:z-index="251756544" draw:id="id33" draw:style-name="a43" draw:name="Cuadro de texto 2" text:anchor-type="paragraph" svg:x="4.19552in" svg:y="5.00972in" svg:width="0.86528in" svg:height="0.30278in" style:rel-width="scale" style:rel-height="scale"><draw:text-box><text:p text:style-name="Normal"><text:span text:style-name="T167">Termina</text:span></text:p><text:p text:style-name="P168"/></draw:text-box><svg:title/><svg:desc/></draw:frame></text:span><text:span text:style-name="T169"><draw:custom-shape svg:x="4.19167in" svg:y="5.03056in" svg:width="0.80417in" svg:height="0.27014in" draw:z-index="251742208" draw:id="id34" draw:style-name="a44" draw:name="Rectángulo redondeado 210" text:anchor-type="paragraph"><svg:title/><svg:desc/><text:p text:style-name="P17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71"><draw:connector draw:type="line" svg:x1="4.59792in" svg:y1="4.81319in" svg:x2="4.59792in" svg:y2="5.04444in" draw:z-index="251754496" draw:id="id35" draw:style-name="a45" draw:name="Conector recto 219" text:anchor-type="paragraph"><svg:title/><svg:desc/></draw:connector></text:span><text:span text:style-name="T172"><draw:frame draw:z-index="251752448" draw:id="id36" draw:style-name="a46" draw:name="Cuadro de texto 2" text:anchor-type="paragraph" svg:x="4.26896in" svg:y="4.46806in" svg:width="0.66875in" svg:height="0.30278in" style:rel-width="scale" style:rel-height="scale"><draw:text-box><text:p text:style-name="Normal"><text:span text:style-name="T173">(a</text:span><text:span text:style-name="T174">&lt;b</text:span><text:span text:style-name="T175">)</text:span></text:p></draw:text-box><svg:title/><svg:desc/></draw:frame></text:span><text:span text:style-name="T176"><draw:custom-shape svg:x="4.25417in" svg:y="4.42639in" svg:width="0.64514in" svg:height="0.375in" draw:z-index="251744256" draw:id="id37" draw:style-name="a47" draw:name="Rectángulo redondeado 211" text:anchor-type="paragraph"><svg:title/><svg:desc/><text:p text:style-name="P17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78"><draw:frame draw:z-index="251750400" draw:id="id38" draw:style-name="a48" draw:transform="translate(-0.28958in -0.15139in) rotate(-0.85479) translate(4.54862in 4.23125in)" draw:name="Cuadro de texto 2" text:anchor-type="paragraph" svg:width="0.57917in" svg:height="0.30278in" style:rel-width="scale" style:rel-height="scale"><draw:text-box><text:p text:style-name="Normal"><text:span text:style-name="T179">(b</text:span><text:span text:style-name="T180">≠</text:span><text:span text:style-name="T181">0)</text:span></text:p></draw:text-box><svg:title/><svg:desc/></draw:frame></text:span><text:span text:style-name="T182"><draw:frame draw:z-index="251748352" draw:id="id39" draw:style-name="a49" draw:name="Cuadro de texto 2" text:anchor-type="paragraph" svg:x="0in" svg:y="5.10625in" svg:width="0.86528in" svg:height="0.30278in" style:rel-width="scale" style:rel-height="scale"><draw:text-box><text:p text:style-name="Normal"><text:span text:style-name="T183">Termina</text:span></text:p><text:p text:style-name="P184"/></draw:text-box><svg:title/><svg:desc/></draw:frame></text:span><text:span text:style-name="T185"><draw:custom-shape svg:x="0in" svg:y="5.13472in" svg:width="0.80417in" svg:height="0.25in" draw:z-index="251740160" draw:id="id40" draw:style-name="a50" draw:name="Rectángulo redondeado 209" text:anchor-type="paragraph"><svg:title/><svg:desc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87"><draw:connector draw:type="line" svg:x1="0in" svg:y1="4.87431in" svg:x2="0in" svg:y2="5.10556in" draw:z-index="251731968" draw:id="id41" draw:style-name="a51" draw:name="Conector recto 203" text:anchor-type="paragraph"><svg:title/><svg:desc/></draw:connector></text:span><text:span text:style-name="T188"><draw:custom-shape svg:x="1.01458in" svg:y="3.36389in" svg:width="0.80417in" svg:height="0.28264in" draw:z-index="251692032" draw:id="id42" draw:style-name="a52" draw:name="Rectángulo redondeado 22" text:anchor-type="paragraph"><svg:title/><svg:desc/><text:p text:style-name="P18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0"><draw:frame draw:z-index="251704320" draw:id="id43" draw:style-name="a53" draw:name="Cuadro de texto 2" text:anchor-type="paragraph" svg:x="1.02917in" svg:y="3.32917in" svg:width="0.86528in" svg:height="0.30278in" style:rel-width="scale" style:rel-height="scale"><draw:text-box><text:p text:style-name="Normal"><text:span text:style-name="T191">Termina</text:span></text:p><text:p text:style-name="P192"/></draw:text-box><svg:title/><svg:desc/></draw:frame></text:span><text:span text:style-name="T193"><draw:custom-shape svg:x="2.20208in" svg:y="3.38472in" svg:width="0.80417in" svg:height="0.26181in" draw:z-index="251702272" draw:id="id44" draw:style-name="a54" draw:name="Rectángulo redondeado 27" text:anchor-type="paragraph"><svg:title/><svg:desc/><text:p text:style-name="P194"><text:s text:c="3"/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5"><draw:frame draw:z-index="251729920" draw:id="id45" draw:style-name="a55" draw:name="Cuadro de texto 2" text:anchor-type="paragraph" svg:x="0in" svg:y="4.50689in" svg:width="0.66875in" svg:height="0.30278in" style:rel-width="scale" style:rel-height="scale"><draw:text-box><text:p text:style-name="Normal"><text:span text:style-name="T196">(a</text:span><text:span text:style-name="T197">=b</text:span><text:span text:style-name="T198">)</text:span></text:p></draw:text-box><svg:title/><svg:desc/></draw:frame></text:span><text:span text:style-name="T199"><draw:custom-shape svg:x="0in" svg:y="4.47014in" svg:width="0.80417in" svg:height="0.375in" draw:z-index="251727872" draw:id="id46" draw:style-name="a56" draw:name="Rectángulo redondeado 201" text:anchor-type="paragraph"><svg:title/><svg:desc/><text:p text:style-name="P20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01"><draw:connector draw:type="line" svg:x1="5.85567in" svg:y1="4.10104in" svg:x2="6.1147in" svg:y2="4.38646in" draw:z-index="251719680" draw:id="id47" draw:style-name="a57" draw:name="Conector recto 197" text:anchor-type="paragraph"><svg:title/><svg:desc/></draw:connector></text:span><text:span text:style-name="T202"><draw:connector draw:type="line" svg:x1="5.54714in" svg:y1="4.10545in" svg:x2="5.30061in" svg:y2="4.46934in" draw:z-index="251725824" draw:id="id48" draw:style-name="a58" draw:name="Conector recto 200" text:anchor-type="paragraph"><svg:title/><svg:desc/></draw:connector></text:span><text:span text:style-name="T203"><draw:connector draw:type="line" svg:x1="4.3193in" svg:y1="4.10337in" svg:x2="4.57972in" svg:y2="4.39365in" draw:z-index="251721728" draw:id="id49" draw:style-name="a59" draw:name="Conector recto 198" text:anchor-type="paragraph"><svg:title/><svg:desc/></draw:connector></text:span><text:span text:style-name="T204"><draw:connector draw:type="line" svg:x1="3.97226in" svg:y1="4.10337in" svg:x2="3.68337in" svg:y2="4.46726in" draw:z-index="251723776" draw:id="id50" draw:style-name="a60" draw:name="Conector recto 199" text:anchor-type="paragraph"><svg:title/><svg:desc/></draw:connector></text:span><text:span text:style-name="T205"><draw:frame draw:z-index="251718656" draw:id="id51" draw:style-name="a61" draw:transform="translate(-0.28958in -0.15139in) rotate(-5.79034) translate(4.59514in 3.61941in)" draw:name="Cuadro de texto 2" text:anchor-type="paragraph" svg:width="0.57917in" svg:height="0.30278in" style:rel-width="scale" style:rel-height="scale"><draw:text-box><text:p text:style-name="Normal"><text:span text:style-name="T206">(a</text:span><text:span text:style-name="T207">=</text:span><text:span text:style-name="T208">0)</text:span></text:p></draw:text-box><svg:title/><svg:desc/></draw:frame></text:span><text:span text:style-name="T209"><draw:frame draw:z-index="251716608" draw:id="id52" draw:style-name="a62" draw:name="Cuadro de texto 2" text:anchor-type="paragraph" svg:x="3.22622in" svg:y="3.343in" svg:width="0.86528in" svg:height="0.30278in" style:rel-width="scale" style:rel-height="scale"><draw:text-box><text:p text:style-name="Normal"><text:span text:style-name="T210">Termina</text:span></text:p><text:p text:style-name="P211"/></draw:text-box><svg:title/><svg:desc/></draw:frame></text:span><text:span text:style-name="T212"><draw:custom-shape svg:x="3.2125in" svg:y="3.36592in" svg:width="0.84028in" svg:height="0.25556in" draw:z-index="251714560" draw:id="id53" draw:style-name="a63" draw:name="Rectángulo redondeado 194" text:anchor-type="paragraph"><svg:title/><svg:desc/><text:p text:style-name="P213"><text:s text:c="3"/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14"><draw:connector draw:type="line" svg:x1="3.6289in" svg:y1="3.12378in" svg:x2="3.6289in" svg:y2="3.35503in" draw:z-index="251712512" draw:id="id54" draw:style-name="a64" draw:name="Conector recto 193" text:anchor-type="paragraph"><svg:title/><svg:desc/></draw:connector></text:span><text:span text:style-name="T215"><draw:frame draw:z-index="251708416" draw:id="id55" draw:style-name="a65" draw:name="Cuadro de texto 2" text:anchor-type="paragraph" svg:x="3.33974in" svg:y="2.78491in" svg:width="0.66875in" svg:height="0.30278in" style:rel-width="scale" style:rel-height="scale"><draw:text-box><text:p text:style-name="Normal"><text:span text:style-name="T216">(a</text:span><text:span text:style-name="T217">&gt;b</text:span><text:span text:style-name="T218">)</text:span></text:p></draw:text-box><svg:title/><svg:desc/></draw:frame></text:span><text:span text:style-name="T219"><draw:custom-shape svg:x="3.33445in" svg:y="2.75617in" svg:width="0.60903in" svg:height="0.34514in" draw:z-index="251710464" draw:id="id56" draw:style-name="a66" draw:name="Rectángulo redondeado 192" text:anchor-type="paragraph"><svg:title/><svg:desc/><text:p text:style-name="P22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1"><draw:frame draw:z-index="251706368" draw:id="id57" draw:style-name="a67" draw:transform="translate(-0.28958in -0.15139in) rotate(-5.48414) translate(3.84583in 2.52427in)" draw:name="Cuadro de texto 2" text:anchor-type="paragraph" svg:width="0.57917in" svg:height="0.30278in" style:rel-width="scale" style:rel-height="scale"><draw:text-box><text:p text:style-name="Normal"><text:span text:style-name="T222">(b</text:span><text:span text:style-name="T223">=</text:span><text:span text:style-name="T224">0)</text:span></text:p></draw:text-box><svg:title/><svg:desc/></draw:frame></text:span><text:span text:style-name="T225"><draw:frame draw:z-index="251694080" draw:id="id58" draw:style-name="a68" draw:name="Cuadro de texto 2" text:anchor-type="paragraph" svg:x="2.18641in" svg:y="3.34197in" svg:width="0.86528in" svg:height="0.30278in" style:rel-width="scale" style:rel-height="scale"><draw:text-box><text:p text:style-name="Normal"><text:span text:style-name="T226">Termina</text:span></text:p><text:p text:style-name="P227"/></draw:text-box><svg:title/><svg:desc/></draw:frame></text:span><text:span text:style-name="T228"><draw:custom-shape svg:x="2.20903in" svg:y="2.78938in" svg:width="0.80417in" svg:height="0.375in" draw:z-index="251698176" draw:id="id59" draw:style-name="a69" draw:name="Rectángulo redondeado 25" text:anchor-type="paragraph"><svg:title/><svg:desc/><text:p text:style-name="P229"><text:s/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30"><draw:connector draw:type="line" svg:x1="2.59306in" svg:y1="3.16015in" svg:x2="2.59306in" svg:y2="3.3914in" draw:z-index="251700224" draw:id="id60" draw:style-name="a70" draw:name="Conector recto 26" text:anchor-type="paragraph"><svg:title/><svg:desc/></draw:connector></text:span><text:span text:style-name="T231"><draw:frame draw:z-index="251696128" draw:id="id61" draw:style-name="a71" draw:name="Cuadro de texto 2" text:anchor-type="paragraph" svg:x="2.29464in" svg:y="2.79931in" svg:width="0.66875in" svg:height="0.30278in" style:rel-width="scale" style:rel-height="scale"><draw:text-box><text:p text:style-name="Normal"><text:span text:style-name="T232">(a</text:span><text:span text:style-name="T233">&lt;b</text:span><text:span text:style-name="T234">)</text:span></text:p></draw:text-box><svg:title/><svg:desc/></draw:frame></text:span><text:span text:style-name="T235"><draw:frame draw:z-index="251688960" draw:id="id62" draw:style-name="a72" draw:name="Cuadro de texto 2" text:anchor-type="paragraph" svg:x="1.12292in" svg:y="2.75347in" svg:width="0.66875in" svg:height="0.30278in" style:rel-width="scale" style:rel-height="scale"><draw:text-box><text:p text:style-name="Normal"><text:span text:style-name="T236">(a</text:span><text:span text:style-name="T237">=b</text:span><text:span text:style-name="T238">)</text:span></text:p></draw:text-box><svg:title/><svg:desc/></draw:frame></text:span><text:span text:style-name="T239"><draw:connector draw:type="line" svg:x1="1.41786in" svg:y1="3.12877in" svg:x2="1.41786in" svg:y2="3.36002in" draw:z-index="251689984" draw:id="id63" draw:style-name="a73" draw:name="Conector recto 21" text:anchor-type="paragraph"><svg:title/><svg:desc/></draw:connector></text:span><text:span text:style-name="T240"><draw:custom-shape svg:x="1.05179in" svg:y="2.73591in" svg:width="0.80417in" svg:height="0.375in" draw:z-index="251682816" draw:id="id64" draw:style-name="a74" draw:name="Rectángulo redondeado 17" text:anchor-type="paragraph"><svg:title/><svg:desc/><text:p text:style-name="P24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42"><draw:frame draw:z-index="251686912" draw:id="id65" draw:style-name="a75" draw:transform="translate(-0.28958in -0.15139in) rotate(-5.72013) translate(2.57043in 1.78542in)" draw:name="Cuadro de texto 2" text:anchor-type="paragraph" svg:width="0.57917in" svg:height="0.30278in" style:rel-width="scale" style:rel-height="scale"><draw:text-box><text:p text:style-name="Normal"><text:span text:style-name="T243">(a</text:span><text:span text:style-name="T244">=</text:span><text:span text:style-name="T245">0)</text:span></text:p></draw:text-box><svg:title/><svg:desc/></draw:frame></text:span><text:span text:style-name="T246"><draw:frame draw:z-index="251684864" draw:id="id66" draw:style-name="a76" draw:transform="translate(-0.28958in -0.15139in) rotate(-0.50972) translate(3.86459in 1.85625in)" draw:name="Cuadro de texto 2" text:anchor-type="paragraph" svg:width="0.57917in" svg:height="0.30278in" style:rel-width="scale" style:rel-height="scale"><draw:text-box><text:p text:style-name="Normal"><text:span text:style-name="T247">(a</text:span><text:span text:style-name="T248">≠</text:span><text:span text:style-name="T249">0)</text:span></text:p></draw:text-box><svg:title/><svg:desc/></draw:frame></text:span><text:span text:style-name="T250"><draw:frame draw:z-index="251681792" draw:id="id67" draw:style-name="a77" draw:transform="translate(-0.28958in -0.15139in) rotate(-0.53007) translate(5.42719in 3.66974in)" draw:name="Cuadro de texto 2" text:anchor-type="paragraph" svg:width="0.57917in" svg:height="0.30278in" style:rel-width="scale" style:rel-height="scale"><draw:text-box><text:p text:style-name="Normal"><text:span text:style-name="T251">(a</text:span><text:span text:style-name="T252">≠</text:span><text:span text:style-name="T253">0)</text:span></text:p></draw:text-box><svg:title/><svg:desc/></draw:frame></text:span><text:span text:style-name="T254"><draw:frame draw:z-index="251679744" draw:id="id68" draw:style-name="a78" draw:transform="translate(-0.28958in -0.15139in) rotate(-0.73147) translate(4.72233in 2.6126in)" draw:name="Cuadro de texto 2" text:anchor-type="paragraph" svg:width="0.57917in" svg:height="0.30278in" style:rel-width="scale" style:rel-height="scale"><draw:text-box><text:p text:style-name="Normal"><text:span text:style-name="T255">(b</text:span><text:span text:style-name="T256">≠</text:span><text:span text:style-name="T257">0)</text:span></text:p></draw:text-box><svg:title/><svg:desc/></draw:frame></text:span><text:span text:style-name="T258"><draw:frame draw:z-index="251677696" draw:id="id69" draw:style-name="a79" draw:transform="translate(-0.28958in -0.15139in) rotate(-0.73147) translate(2.46598in 2.60972in)" draw:name="Cuadro de texto 2" text:anchor-type="paragraph" svg:width="0.57917in" svg:height="0.30278in" style:rel-width="scale" style:rel-height="scale"><draw:text-box><text:p text:style-name="Normal"><text:span text:style-name="T259">(b</text:span><text:span text:style-name="T260">≠</text:span><text:span text:style-name="T261">0)</text:span></text:p></draw:text-box><svg:title/><svg:desc/></draw:frame></text:span></text:p>
      <text:soft-page-break/>
      <text:list text:style-name="LFO2" text:continue-numbering="true">
        <text:list-item>
          <text:p text:style-name="P262">LENGUAJE C</text:p>
        </text:list-item>
      </text:list>
      <text:p text:style-name="P263"><text:span text:style-name="T264"><draw:frame draw:z-index="251664384" draw:id="id70" draw:style-name="a80" draw:name="Cuadro de texto 2" text:anchor-type="paragraph" svg:x="0in" svg:y="0.23681in" svg:width="7.20764in" svg:height="9.09375in" style:rel-width="scale" style:rel-height="scale"><draw:text-box><text:p text:style-name="P265"/><text:p text:style-name="P266">#include &lt;stdio.h&gt;</text:p><text:p text:style-name="P267"/><text:p text:style-name="P268"/><text:p text:style-name="P269"><text:s text:c="4"/>/*Este programa sirve para conocer que número es mayor y que numero es menor.</text:p><text:p text:style-name="P270">*/</text:p><text:p text:style-name="P271">i0nt main(){</text:p><text:p text:style-name="P272"/><text:p text:style-name="P273"><text:s text:c="4"/>//Variables enteras</text:p><text:p text:style-name="P274"><text:s text:c="4"/>int entero1;</text:p><text:p text:style-name="P275"><text:s text:c="4"/>int entero2;</text:p><text:p text:style-name="P276"><text:s text:c="4"/>const int CERO = 0;</text:p><text:p text:style-name="P277"><text:s text:c="4"/></text:p><text:p text:style-name="P278"><text:s text:c="4"/>printf("Escribe un número entero: ");</text:p><text:p text:style-name="P279"><text:s text:c="4"/>scanf("%i", &amp;entero1);</text:p><text:p text:style-name="P280"><text:s text:c="4"/>printf("Escribe otro número entero: ");</text:p><text:p text:style-name="P281"><text:s text:c="4"/>scanf("%i", &amp;entero2);</text:p><text:p text:style-name="P282"/><text:p text:style-name="P283"><text:s text:c="4"/>//Comparar entero1 y entero2 con cero. <text:s text:c="3"/></text:p><text:p text:style-name="P284"><text:s text:c="4"/></text:p><text:p text:style-name="P285"><text:s text:c="3"/></text:p><text:p text:style-name="P286"><text:s text:c="4"/>printf("¿El entero1 es igual a 0?", entero1 ==CERO);</text:p><text:p text:style-name="P287"><text:s text:c="4"/>printf("¿El entero2 es igual a 0?", entero2 ==CERO);</text:p><text:p text:style-name="P288"><text:s text:c="2"/></text:p><text:p text:style-name="P289"><text:s text:c="3"/></text:p><text:p text:style-name="P290"><text:s text:c="4"/>//Si uno<text:s/>de los números entero1 o entero2 es cero ese será el número menor, de lo contrario decrementar en 1 a ambos numeros.</text:p><text:p text:style-name="P291"/><text:p text:style-name="P292"><text:s text:c="4"/>//Decrementar</text:p><text:p text:style-name="P293"/><text:p text:style-name="P294"><text:s text:c="4"/>printf("Decrementar en 1 el entero1");</text:p><text:p text:style-name="P295"><text:s text:c="4"/>scanf("--entero1", &amp;entero1)</text:p><text:p text:style-name="P296"><text:s text:c="4"/>printf("Decrementar en 1 el entero2");</text:p><text:p text:style-name="P297"><text:s text:c="4"/>scanf("--entero2", &amp;entero2)</text:p><text:p text:style-name="P298"/><text:p text:style-name="P299"><text:s text:c="4"/>//Comparar el nuevo numero entero1 y entero2 con CERO</text:p><text:p text:style-name="P300"><text:s text:c="4"/></text:p><text:p text:style-name="P301"><text:s text:c="4"/>printf("¿El entero1 es igual a 0?", entero1 ==CERO);</text:p><text:p text:style-name="P302"><text:s text:c="4"/>printf("¿El entero2 es igual a 0?", entero2 ==CERO);</text:p><text:p text:style-name="P303"><text:s text:c="4"/></text:p><text:p text:style-name="P304"><text:s text:c="4"/>repeat: 0</text:p><text:p text:style-name="P305"/><text:p text:style-name="P306">}</text:p></draw:text-box><svg:title/><svg:desc/></draw:frame></text:span></text:p>
      <text:soft-page-break/>
      <text:list text:style-name="LFO3" text:continue-numbering="true">
        <text:list-item>
          <text:p text:style-name="P307">PSEUDOCÓDIGO:</text:p>
        </text:list-item>
      </text:list>
      <text:p text:style-name="Párrafodelista"><text:span text:style-name="T308"><draw:frame draw:z-index="251662336" draw:id="id71" draw:style-name="a81" draw:name="Cuadro de texto 2" text:anchor-type="paragraph" svg:x="0in" svg:y="0.28056in" svg:width="7.20764in" svg:height="9.09375in" style:rel-width="scale" style:rel-height="scale"><draw:text-box><text:p text:style-name="P309">a:ENTERO</text:p><text:p text:style-name="P310">b:ENTERO</text:p><text:p text:style-name="P311">INICIO</text:p><text:p text:style-name="P312">SI a=0 ENTONCES</text:p><text:p text:style-name="P313"><text:s text:c="3"/>SI b=0 ENTONCES</text:p><text:p text:style-name="P314"><text:s text:c="5"/>ESCRIBIR ("a es igual a b"</text:p><text:p text:style-name="P315"><text:s text:c="3"/>FIN SI</text:p><text:p text:style-name="P316"><text:s text:c="4"/>DE LO CONTRARIO</text:p><text:p text:style-name="P317"><text:s text:c="4"/>ESCRIBIR ("a es diferente de b")</text:p><text:p text:style-name="P318"><text:s text:c="4"/>FIN DE LO CONTRARIO</text:p><text:p text:style-name="P319">FIN SI</text:p><text:p text:style-name="P320">SI a&lt;&gt;0 ENTONCES</text:p><text:p text:style-name="P321"><text:s text:c="3"/>SI b=0 ENTONCES<text:s/></text:p><text:p text:style-name="P322"><text:s text:c="5"/>ESCRIBIR ("a es mayor a b")</text:p><text:p text:style-name="P323"><text:s text:c="3"/>FIN SI</text:p><text:p text:style-name="P324"><text:s text:c="4"/>DE LO CONTRARIO</text:p><text:p text:style-name="P325"><text:s text:c="6"/>MIENTRAS a&lt;&gt;0 y b&lt;&gt;0 ENTONCES</text:p><text:p text:style-name="P326"><text:s text:c="8"/>a:=a-1</text:p><text:p text:style-name="P327"><text:s text:c="8"/>b:=b-1</text:p><text:p text:style-name="P328"><text:s text:c="7"/>SI a=0 ENTONCES</text:p><text:p text:style-name="P329"><text:s text:c="9"/>SI b=0 ENTONCES</text:p><text:p text:style-name="P330"><text:s text:c="12"/>ESCRIBIR ("a es igual a b")</text:p><text:p text:style-name="P331"><text:s text:c="9"/>FIN SI</text:p><text:p text:style-name="P332"><text:s text:c="10"/>DE LO CONTRARIO</text:p><text:p text:style-name="P333"><text:s text:c="11"/>ESCRIBIR ("a es distinto de b")</text:p><text:p text:style-name="P334"><text:s text:c="10"/>FIN DE LO CONTRARIO</text:p><text:p text:style-name="P335"><text:s text:c="7"/>FIN SI</text:p><text:p text:style-name="P336"><text:s text:c="7"/>SI a&lt;&gt;0 ENTONCES</text:p><text:p text:style-name="P337"><text:s text:c="8"/>SI b=0 ENTONCES<text:s/></text:p><text:p text:style-name="P338"><text:s text:c="10"/>ESCRIBIR ("a es mayor a b")</text:p><text:p text:style-name="P339"><text:s text:c="8"/>FIN SI</text:p><text:p text:style-name="P340"><text:s text:c="9"/>SI b&lt;&gt;0 ENTONCES</text:p><text:p text:style-name="P341"><text:s text:c="11"/>SI a=0 ENTONCES<text:s/></text:p><text:p text:style-name="P342"><text:s text:c="12"/>ESCRIBIR ("b es mayor a a")</text:p><text:p text:style-name="P343"><text:s text:c="3"/><text:s text:c="8"/>FIN SI</text:p><text:p text:style-name="P344"><text:s text:c="10"/>DE LO CONTRARIO<text:s/></text:p><text:p text:style-name="P345"><text:s text:c="11"/>REGRESAR A MIENTRAS</text:p><text:p text:style-name="P346"><text:s text:c="10"/>FIN DE LO CONTRARIO</text:p><text:p text:style-name="P347"><text:s text:c="7"/>FIN SI</text:p><text:p text:style-name="P348"><text:s text:c="6"/>FIN SI</text:p><text:p text:style-name="P349"><text:s text:c="4"/>FIN MIENTRAS</text:p><text:p text:style-name="P350"><text:s text:c="2"/>FIN DE LO CONTRARIO</text:p><text:p text:style-name="P351">FIN SI</text:p><text:p text:style-name="P352"/><text:p text:style-name="P353">FIN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4" svg:viewBox="0 0 20 30" svg:d="m10 0-10 30h20z"/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Dulce Luna</dc:creator>
    <meta:creation-date>2017-09-07T23:15:00Z</meta:creation-date>
    <dc:date>2017-10-20T04:17:00Z</dc:date>
    <meta:template xlink:href="Normal" xlink:type="simple"/>
    <meta:editing-cycles>7</meta:editing-cycles>
    <meta:editing-duration>PT5700S</meta:editing-duration>
    <meta:document-statistic meta:page-count="4" meta:paragraph-count="1" meta:word-count="92" meta:character-count="600" meta:row-count="4" meta:non-whitespace-character-count="509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⇋</mml:mo>
</mml:math>
</file>

<file path=Object 2/content.xml><?xml version="1.0" encoding="utf-8"?>
<mml:math xmlns:mml="http://www.w3.org/1998/Math/MathML" xmlns:m="http://schemas.openxmlformats.org/officeDocument/2006/math">
  <mml:mi>a</mml:mi>
  <mml:mo>=</mml:mo>
  <mml:mi>b</mml:mi>
  <mml:mo>,</mml:mo>
</mml:math>
</file>

<file path=Object 3/content.xml><?xml version="1.0" encoding="utf-8"?>
<mml:math xmlns:mml="http://www.w3.org/1998/Math/MathML" xmlns:m="http://schemas.openxmlformats.org/officeDocument/2006/math">
  <mml:mi>a</mml:mi>
  <mml:mo>&gt;</mml:mo>
  <mml:mi>b</mml:mi>
</mml:math>
</file>

<file path=Object 4/content.xml><?xml version="1.0" encoding="utf-8"?>
<mml:math xmlns:mml="http://www.w3.org/1998/Math/MathML" xmlns:m="http://schemas.openxmlformats.org/officeDocument/2006/math">
  <mml:mi>b</mml:mi>
  <mml:mo>⇋</mml:mo>
  <mml:mn>0</mml:mn>
</mml:math>
</file>

<file path=Object 5/content.xml><?xml version="1.0" encoding="utf-8"?>
<mml:math xmlns:mml="http://www.w3.org/1998/Math/MathML" xmlns:m="http://schemas.openxmlformats.org/officeDocument/2006/math">
  <mml:mi>b</mml:mi>
  <mml:mo>⇋</mml:mo>
  <mml:mn>0</mml:mn>
</mml:math>
</file>

<file path=Object 6/content.xml><?xml version="1.0" encoding="utf-8"?>
<mml:math xmlns:mml="http://www.w3.org/1998/Math/MathML" xmlns:m="http://schemas.openxmlformats.org/officeDocument/2006/math">
  <mml:mi>a</mml:mi>
  <mml:mo>⇋</mml:mo>
</mml:math>
</file>

<file path=Object 7/content.xml><?xml version="1.0" encoding="utf-8"?>
<mml:math xmlns:mml="http://www.w3.org/1998/Math/MathML" xmlns:m="http://schemas.openxmlformats.org/officeDocument/2006/math">
  <mml:mi>b</mml:mi>
  <mml:mo>⇋</mml:mo>
  <mml:mn>0</mml:mn>
</mml:math>
</file>

<file path=Object 8/content.xml><?xml version="1.0" encoding="utf-8"?>
<mml:math xmlns:mml="http://www.w3.org/1998/Math/MathML" xmlns:m="http://schemas.openxmlformats.org/officeDocument/2006/math">
  <mml:mi>b</mml:mi>
  <mml:mo>⇋</mml:mo>
  <mml:mn>0</mml:mn>
</mml:math>
</file>